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" table:style-name="ta1">
        <table:shapes>
          <draw:frame draw:z-index="0" draw:style-name="gr1" draw:text-style-name="P1" svg:width="453.34pt" svg:height="255.26pt" svg:x="119.4pt" svg:y="26.39pt">
            <draw:object draw:notify-on-update-of-ranges="log.A1:log.A5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213.2757" calcext:value-type="float">
            <text:p>213.2757</text:p>
          </table:table-cell>
        </table:table-row>
        <table:table-row table:style-name="ro1">
          <table:table-cell office:value-type="float" office:value="210.2009" calcext:value-type="float">
            <text:p>210.2009</text:p>
          </table:table-cell>
        </table:table-row>
        <table:table-row table:style-name="ro1">
          <table:table-cell office:value-type="float" office:value="215.8018" calcext:value-type="float">
            <text:p>215.8018</text:p>
          </table:table-cell>
        </table:table-row>
        <table:table-row table:style-name="ro1">
          <table:table-cell office:value-type="float" office:value="213.3338" calcext:value-type="float">
            <text:p>213.3338</text:p>
          </table:table-cell>
        </table:table-row>
        <table:table-row table:style-name="ro1">
          <table:table-cell office:value-type="float" office:value="212.929" calcext:value-type="float">
            <text:p>212.929</text:p>
          </table:table-cell>
        </table:table-row>
        <table:table-row table:style-name="ro1">
          <table:table-cell office:value-type="float" office:value="87.3195" calcext:value-type="float">
            <text:p>87.3195</text:p>
          </table:table-cell>
        </table:table-row>
        <table:table-row table:style-name="ro1">
          <table:table-cell office:value-type="float" office:value="74.5925" calcext:value-type="float">
            <text:p>74.5925</text:p>
          </table:table-cell>
        </table:table-row>
        <table:table-row table:style-name="ro1">
          <table:table-cell office:value-type="float" office:value="82.2659" calcext:value-type="float">
            <text:p>82.2659</text:p>
          </table:table-cell>
        </table:table-row>
        <table:table-row table:style-name="ro1">
          <table:table-cell office:value-type="float" office:value="92.8578" calcext:value-type="float">
            <text:p>92.8578</text:p>
          </table:table-cell>
        </table:table-row>
        <table:table-row table:style-name="ro1">
          <table:table-cell office:value-type="float" office:value="82.1905" calcext:value-type="float">
            <text:p>82.1905</text:p>
          </table:table-cell>
        </table:table-row>
        <table:table-row table:style-name="ro1">
          <table:table-cell office:value-type="float" office:value="103.5764" calcext:value-type="float">
            <text:p>103.5764</text:p>
          </table:table-cell>
        </table:table-row>
        <table:table-row table:style-name="ro1">
          <table:table-cell office:value-type="float" office:value="114.0511" calcext:value-type="float">
            <text:p>114.0511</text:p>
          </table:table-cell>
        </table:table-row>
        <table:table-row table:style-name="ro1">
          <table:table-cell office:value-type="float" office:value="112.3687" calcext:value-type="float">
            <text:p>112.3687</text:p>
          </table:table-cell>
        </table:table-row>
        <table:table-row table:style-name="ro1">
          <table:table-cell office:value-type="float" office:value="101.0415" calcext:value-type="float">
            <text:p>101.0415</text:p>
          </table:table-cell>
        </table:table-row>
        <table:table-row table:style-name="ro1">
          <table:table-cell office:value-type="float" office:value="88.2009" calcext:value-type="float">
            <text:p>88.2009</text:p>
          </table:table-cell>
        </table:table-row>
        <table:table-row table:style-name="ro1">
          <table:table-cell office:value-type="float" office:value="89.0192" calcext:value-type="float">
            <text:p>89.0192</text:p>
          </table:table-cell>
        </table:table-row>
        <table:table-row table:style-name="ro1">
          <table:table-cell office:value-type="float" office:value="114.6427" calcext:value-type="float">
            <text:p>114.6427</text:p>
          </table:table-cell>
        </table:table-row>
        <table:table-row table:style-name="ro1">
          <table:table-cell office:value-type="float" office:value="78.7794" calcext:value-type="float">
            <text:p>78.7794</text:p>
          </table:table-cell>
        </table:table-row>
        <table:table-row table:style-name="ro1">
          <table:table-cell office:value-type="float" office:value="95.8338" calcext:value-type="float">
            <text:p>95.8338</text:p>
          </table:table-cell>
        </table:table-row>
        <table:table-row table:style-name="ro1">
          <table:table-cell office:value-type="float" office:value="73.9814" calcext:value-type="float">
            <text:p>73.9814</text:p>
          </table:table-cell>
        </table:table-row>
        <table:table-row table:style-name="ro1">
          <table:table-cell office:value-type="float" office:value="102.7858" calcext:value-type="float">
            <text:p>102.7858</text:p>
          </table:table-cell>
        </table:table-row>
        <table:table-row table:style-name="ro1">
          <table:table-cell office:value-type="float" office:value="123.9478" calcext:value-type="float">
            <text:p>123.9478</text:p>
          </table:table-cell>
        </table:table-row>
        <table:table-row table:style-name="ro1">
          <table:table-cell office:value-type="float" office:value="130.6346" calcext:value-type="float">
            <text:p>130.6346</text:p>
          </table:table-cell>
        </table:table-row>
        <table:table-row table:style-name="ro1">
          <table:table-cell office:value-type="float" office:value="81.068" calcext:value-type="float">
            <text:p>81.068</text:p>
          </table:table-cell>
        </table:table-row>
        <table:table-row table:style-name="ro1">
          <table:table-cell office:value-type="float" office:value="129.1858" calcext:value-type="float">
            <text:p>129.1858</text:p>
          </table:table-cell>
        </table:table-row>
        <table:table-row table:style-name="ro1">
          <table:table-cell office:value-type="float" office:value="135.2346" calcext:value-type="float">
            <text:p>135.2346</text:p>
          </table:table-cell>
        </table:table-row>
        <table:table-row table:style-name="ro1">
          <table:table-cell office:value-type="float" office:value="120.8566" calcext:value-type="float">
            <text:p>120.8566</text:p>
          </table:table-cell>
        </table:table-row>
        <table:table-row table:style-name="ro1">
          <table:table-cell office:value-type="float" office:value="117.9012" calcext:value-type="float">
            <text:p>117.9012</text:p>
          </table:table-cell>
        </table:table-row>
        <table:table-row table:style-name="ro1">
          <table:table-cell office:value-type="float" office:value="84.3955" calcext:value-type="float">
            <text:p>84.3955</text:p>
          </table:table-cell>
        </table:table-row>
        <table:table-row table:style-name="ro1">
          <table:table-cell office:value-type="float" office:value="74.9886" calcext:value-type="float">
            <text:p>74.9886</text:p>
          </table:table-cell>
        </table:table-row>
        <table:table-row table:style-name="ro1">
          <table:table-cell office:value-type="float" office:value="97.3767" calcext:value-type="float">
            <text:p>97.3767</text:p>
          </table:table-cell>
        </table:table-row>
        <table:table-row table:style-name="ro1">
          <table:table-cell office:value-type="float" office:value="101.571" calcext:value-type="float">
            <text:p>101.571</text:p>
          </table:table-cell>
        </table:table-row>
        <table:table-row table:style-name="ro1">
          <table:table-cell office:value-type="float" office:value="66.1444" calcext:value-type="float">
            <text:p>66.1444</text:p>
          </table:table-cell>
        </table:table-row>
        <table:table-row table:style-name="ro1">
          <table:table-cell office:value-type="float" office:value="95.1843" calcext:value-type="float">
            <text:p>95.1843</text:p>
          </table:table-cell>
        </table:table-row>
        <table:table-row table:style-name="ro1">
          <table:table-cell office:value-type="float" office:value="87.511" calcext:value-type="float">
            <text:p>87.511</text:p>
          </table:table-cell>
        </table:table-row>
        <table:table-row table:style-name="ro1">
          <table:table-cell office:value-type="float" office:value="99.2439" calcext:value-type="float">
            <text:p>99.2439</text:p>
          </table:table-cell>
        </table:table-row>
        <table:table-row table:style-name="ro1">
          <table:table-cell office:value-type="float" office:value="93.5074" calcext:value-type="float">
            <text:p>93.5074</text:p>
          </table:table-cell>
        </table:table-row>
        <table:table-row table:style-name="ro1">
          <table:table-cell office:value-type="float" office:value="80.0945" calcext:value-type="float">
            <text:p>80.0945</text:p>
          </table:table-cell>
        </table:table-row>
        <table:table-row table:style-name="ro1">
          <table:table-cell office:value-type="float" office:value="80.7252" calcext:value-type="float">
            <text:p>80.7252</text:p>
          </table:table-cell>
        </table:table-row>
        <table:table-row table:style-name="ro1">
          <table:table-cell office:value-type="float" office:value="119.9924" calcext:value-type="float">
            <text:p>119.9924</text:p>
          </table:table-cell>
        </table:table-row>
        <table:table-row table:style-name="ro1">
          <table:table-cell office:value-type="float" office:value="112.5159" calcext:value-type="float">
            <text:p>112.5159</text:p>
          </table:table-cell>
        </table:table-row>
        <table:table-row table:style-name="ro1">
          <table:table-cell office:value-type="float" office:value="90.9185" calcext:value-type="float">
            <text:p>90.9185</text:p>
          </table:table-cell>
        </table:table-row>
        <table:table-row table:style-name="ro1">
          <table:table-cell office:value-type="float" office:value="78.2405" calcext:value-type="float">
            <text:p>78.2405</text:p>
          </table:table-cell>
        </table:table-row>
        <table:table-row table:style-name="ro1">
          <table:table-cell office:value-type="float" office:value="78.3534" calcext:value-type="float">
            <text:p>78.3534</text:p>
          </table:table-cell>
        </table:table-row>
        <table:table-row table:style-name="ro1">
          <table:table-cell office:value-type="float" office:value="81.046" calcext:value-type="float">
            <text:p>81.046</text:p>
          </table:table-cell>
        </table:table-row>
        <table:table-row table:style-name="ro1">
          <table:table-cell office:value-type="float" office:value="98.3509" calcext:value-type="float">
            <text:p>98.3509</text:p>
          </table:table-cell>
        </table:table-row>
        <table:table-row table:style-name="ro1">
          <table:table-cell office:value-type="float" office:value="117.014" calcext:value-type="float">
            <text:p>117.014</text:p>
          </table:table-cell>
        </table:table-row>
        <table:table-row table:style-name="ro1">
          <table:table-cell office:value-type="float" office:value="106.5624" calcext:value-type="float">
            <text:p>106.5624</text:p>
          </table:table-cell>
        </table:table-row>
        <table:table-row table:style-name="ro1">
          <table:table-cell office:value-type="float" office:value="98.1882" calcext:value-type="float">
            <text:p>98.1882</text:p>
          </table:table-cell>
        </table:table-row>
        <table:table-row table:style-name="ro1">
          <table:table-cell office:value-type="float" office:value="117.6612" calcext:value-type="float">
            <text:p>117.6612</text:p>
          </table:table-cell>
        </table:table-row>
        <table:table-row table:style-name="ro1">
          <table:table-cell office:value-type="float" office:value="129.3941" calcext:value-type="float">
            <text:p>129.3941</text:p>
          </table:table-cell>
        </table:table-row>
        <table:table-row table:style-name="ro1">
          <table:table-cell office:value-type="float" office:value="111.2343" calcext:value-type="float">
            <text:p>111.2343</text:p>
          </table:table-cell>
        </table:table-row>
        <table:table-row table:style-name="ro1">
          <table:table-cell office:value-type="float" office:value="119.18" calcext:value-type="float">
            <text:p>119.18</text:p>
          </table:table-cell>
        </table:table-row>
        <table:table-row table:style-name="ro1">
          <table:table-cell office:value-type="float" office:value="121.9456" calcext:value-type="float">
            <text:p>121.9456</text:p>
          </table:table-cell>
        </table:table-row>
        <table:table-row table:style-name="ro1">
          <table:table-cell office:value-type="float" office:value="135.5084" calcext:value-type="float">
            <text:p>135.5084</text:p>
          </table:table-cell>
        </table:table-row>
        <table:table-row table:style-name="ro1">
          <table:table-cell office:value-type="float" office:value="67.8625" calcext:value-type="float">
            <text:p>67.8625</text:p>
          </table:table-cell>
        </table:table-row>
        <table:table-row table:style-name="ro1">
          <table:table-cell office:value-type="float" office:value="133.2812" calcext:value-type="float">
            <text:p>133.2812</text:p>
          </table:table-cell>
        </table:table-row>
        <table:table-row table:style-name="ro1">
          <table:table-cell office:value-type="float" office:value="107.4327" calcext:value-type="float">
            <text:p>107.4327</text:p>
          </table:table-cell>
        </table:table-row>
        <table:table-row table:style-name="ro1">
          <table:table-cell office:value-type="float" office:value="93.4364" calcext:value-type="float">
            <text:p>93.4364</text:p>
          </table:table-cell>
        </table:table-row>
        <table:table-row table:style-name="ro1">
          <table:table-cell office:value-type="float" office:value="78.7973" calcext:value-type="float">
            <text:p>78.7973</text:p>
          </table:table-cell>
        </table:table-row>
        <table:table-row table:style-name="ro1">
          <table:table-cell office:value-type="float" office:value="79.213" calcext:value-type="float">
            <text:p>79.213</text:p>
          </table:table-cell>
        </table:table-row>
        <table:table-row table:style-name="ro1">
          <table:table-cell office:value-type="float" office:value="116.8708" calcext:value-type="float">
            <text:p>116.8708</text:p>
          </table:table-cell>
        </table:table-row>
        <table:table-row table:style-name="ro1">
          <table:table-cell office:value-type="float" office:value="107.5948" calcext:value-type="float">
            <text:p>107.5948</text:p>
          </table:table-cell>
        </table:table-row>
        <table:table-row table:style-name="ro1">
          <table:table-cell office:value-type="float" office:value="97.0387" calcext:value-type="float">
            <text:p>97.0387</text:p>
          </table:table-cell>
        </table:table-row>
        <table:table-row table:style-name="ro1">
          <table:table-cell office:value-type="float" office:value="96.6789" calcext:value-type="float">
            <text:p>96.6789</text:p>
          </table:table-cell>
        </table:table-row>
        <table:table-row table:style-name="ro1">
          <table:table-cell office:value-type="float" office:value="105.7443" calcext:value-type="float">
            <text:p>105.7443</text:p>
          </table:table-cell>
        </table:table-row>
        <table:table-row table:style-name="ro1">
          <table:table-cell office:value-type="float" office:value="114.4816" calcext:value-type="float">
            <text:p>114.4816</text:p>
          </table:table-cell>
        </table:table-row>
        <table:table-row table:style-name="ro1">
          <table:table-cell office:value-type="float" office:value="113.7652" calcext:value-type="float">
            <text:p>113.7652</text:p>
          </table:table-cell>
        </table:table-row>
        <table:table-row table:style-name="ro1">
          <table:table-cell office:value-type="float" office:value="31.57" calcext:value-type="float">
            <text:p>31.57</text:p>
          </table:table-cell>
        </table:table-row>
        <table:table-row table:style-name="ro1">
          <table:table-cell office:value-type="float" office:value="109.6911" calcext:value-type="float">
            <text:p>109.6911</text:p>
          </table:table-cell>
        </table:table-row>
        <table:table-row table:style-name="ro1">
          <table:table-cell office:value-type="float" office:value="52.4652" calcext:value-type="float">
            <text:p>52.4652</text:p>
          </table:table-cell>
        </table:table-row>
        <table:table-row table:style-name="ro1">
          <table:table-cell office:value-type="float" office:value="113.2718" calcext:value-type="float">
            <text:p>113.2718</text:p>
          </table:table-cell>
        </table:table-row>
        <table:table-row table:style-name="ro1">
          <table:table-cell office:value-type="float" office:value="124.2432" calcext:value-type="float">
            <text:p>124.2432</text:p>
          </table:table-cell>
        </table:table-row>
        <table:table-row table:style-name="ro1">
          <table:table-cell office:value-type="float" office:value="93.5942" calcext:value-type="float">
            <text:p>93.5942</text:p>
          </table:table-cell>
        </table:table-row>
        <table:table-row table:style-name="ro1">
          <table:table-cell office:value-type="float" office:value="78.5808" calcext:value-type="float">
            <text:p>78.5808</text:p>
          </table:table-cell>
        </table:table-row>
        <table:table-row table:style-name="ro1">
          <table:table-cell office:value-type="float" office:value="112.6559" calcext:value-type="float">
            <text:p>112.6559</text:p>
          </table:table-cell>
        </table:table-row>
        <table:table-row table:style-name="ro1">
          <table:table-cell office:value-type="float" office:value="99.4671" calcext:value-type="float">
            <text:p>99.4671</text:p>
          </table:table-cell>
        </table:table-row>
        <table:table-row table:style-name="ro1">
          <table:table-cell office:value-type="float" office:value="60.9602" calcext:value-type="float">
            <text:p>60.9602</text:p>
          </table:table-cell>
        </table:table-row>
        <table:table-row table:style-name="ro1">
          <table:table-cell office:value-type="float" office:value="119.1651" calcext:value-type="float">
            <text:p>119.1651</text:p>
          </table:table-cell>
        </table:table-row>
        <table:table-row table:style-name="ro1">
          <table:table-cell office:value-type="float" office:value="96.6411" calcext:value-type="float">
            <text:p>96.6411</text:p>
          </table:table-cell>
        </table:table-row>
        <table:table-row table:style-name="ro1">
          <table:table-cell office:value-type="float" office:value="62.2589" calcext:value-type="float">
            <text:p>62.2589</text:p>
          </table:table-cell>
        </table:table-row>
        <table:table-row table:style-name="ro1">
          <table:table-cell office:value-type="float" office:value="99.0451" calcext:value-type="float">
            <text:p>99.0451</text:p>
          </table:table-cell>
        </table:table-row>
        <table:table-row table:style-name="ro1">
          <table:table-cell office:value-type="float" office:value="114.7595" calcext:value-type="float">
            <text:p>114.7595</text:p>
          </table:table-cell>
        </table:table-row>
        <table:table-row table:style-name="ro1">
          <table:table-cell office:value-type="float" office:value="103.7282" calcext:value-type="float">
            <text:p>103.7282</text:p>
          </table:table-cell>
        </table:table-row>
        <table:table-row table:style-name="ro1">
          <table:table-cell office:value-type="float" office:value="91.9829" calcext:value-type="float">
            <text:p>91.9829</text:p>
          </table:table-cell>
        </table:table-row>
        <table:table-row table:style-name="ro1">
          <table:table-cell office:value-type="float" office:value="92.1024" calcext:value-type="float">
            <text:p>92.1024</text:p>
          </table:table-cell>
        </table:table-row>
        <table:table-row table:style-name="ro1">
          <table:table-cell office:value-type="float" office:value="117.3895" calcext:value-type="float">
            <text:p>117.3895</text:p>
          </table:table-cell>
        </table:table-row>
        <table:table-row table:style-name="ro1">
          <table:table-cell office:value-type="float" office:value="82.5992" calcext:value-type="float">
            <text:p>82.5992</text:p>
          </table:table-cell>
        </table:table-row>
        <table:table-row table:style-name="ro1">
          <table:table-cell office:value-type="float" office:value="131.7721" calcext:value-type="float">
            <text:p>131.7721</text:p>
          </table:table-cell>
        </table:table-row>
        <table:table-row table:style-name="ro1">
          <table:table-cell office:value-type="float" office:value="121.2004" calcext:value-type="float">
            <text:p>121.2004</text:p>
          </table:table-cell>
        </table:table-row>
        <table:table-row table:style-name="ro1">
          <table:table-cell office:value-type="float" office:value="117.9499" calcext:value-type="float">
            <text:p>117.9499</text:p>
          </table:table-cell>
        </table:table-row>
        <table:table-row table:style-name="ro1">
          <table:table-cell office:value-type="float" office:value="112.7251" calcext:value-type="float">
            <text:p>112.7251</text:p>
          </table:table-cell>
        </table:table-row>
        <table:table-row table:style-name="ro1">
          <table:table-cell office:value-type="float" office:value="118.224" calcext:value-type="float">
            <text:p>118.224</text:p>
          </table:table-cell>
        </table:table-row>
        <table:table-row table:style-name="ro1">
          <table:table-cell office:value-type="float" office:value="96.6357" calcext:value-type="float">
            <text:p>96.6357</text:p>
          </table:table-cell>
        </table:table-row>
        <table:table-row table:style-name="ro1">
          <table:table-cell office:value-type="float" office:value="91.7078" calcext:value-type="float">
            <text:p>91.7078</text:p>
          </table:table-cell>
        </table:table-row>
        <table:table-row table:style-name="ro1">
          <table:table-cell office:value-type="float" office:value="92.0451" calcext:value-type="float">
            <text:p>92.0451</text:p>
          </table:table-cell>
        </table:table-row>
        <table:table-row table:style-name="ro1">
          <table:table-cell office:value-type="float" office:value="96.8814" calcext:value-type="float">
            <text:p>96.8814</text:p>
          </table:table-cell>
        </table:table-row>
        <table:table-row table:style-name="ro1">
          <table:table-cell office:value-type="float" office:value="52.9145" calcext:value-type="float">
            <text:p>52.9145</text:p>
          </table:table-cell>
        </table:table-row>
        <table:table-row table:style-name="ro1">
          <table:table-cell office:value-type="float" office:value="86.955" calcext:value-type="float">
            <text:p>86.955</text:p>
          </table:table-cell>
        </table:table-row>
        <table:table-row table:style-name="ro1">
          <table:table-cell office:value-type="float" office:value="97.4487" calcext:value-type="float">
            <text:p>97.4487</text:p>
          </table:table-cell>
        </table:table-row>
        <table:table-row table:style-name="ro1">
          <table:table-cell office:value-type="float" office:value="62.1215" calcext:value-type="float">
            <text:p>62.1215</text:p>
          </table:table-cell>
        </table:table-row>
        <table:table-row table:style-name="ro1">
          <table:table-cell office:value-type="float" office:value="81.6026" calcext:value-type="float">
            <text:p>81.6026</text:p>
          </table:table-cell>
        </table:table-row>
        <table:table-row table:style-name="ro1">
          <table:table-cell office:value-type="float" office:value="104.0855" calcext:value-type="float">
            <text:p>104.0855</text:p>
          </table:table-cell>
        </table:table-row>
        <table:table-row table:style-name="ro1">
          <table:table-cell office:value-type="float" office:value="115.8362" calcext:value-type="float">
            <text:p>115.8362</text:p>
          </table:table-cell>
        </table:table-row>
        <table:table-row table:style-name="ro1">
          <table:table-cell office:value-type="float" office:value="90.4621" calcext:value-type="float">
            <text:p>90.4621</text:p>
          </table:table-cell>
        </table:table-row>
        <table:table-row table:style-name="ro1">
          <table:table-cell office:value-type="float" office:value="99.0541" calcext:value-type="float">
            <text:p>99.0541</text:p>
          </table:table-cell>
        </table:table-row>
        <table:table-row table:style-name="ro1">
          <table:table-cell office:value-type="float" office:value="132.5167" calcext:value-type="float">
            <text:p>132.5167</text:p>
          </table:table-cell>
        </table:table-row>
        <table:table-row table:style-name="ro1">
          <table:table-cell office:value-type="float" office:value="100.5243" calcext:value-type="float">
            <text:p>100.5243</text:p>
          </table:table-cell>
        </table:table-row>
        <table:table-row table:style-name="ro1">
          <table:table-cell office:value-type="float" office:value="130.8069" calcext:value-type="float">
            <text:p>130.8069</text:p>
          </table:table-cell>
        </table:table-row>
        <table:table-row table:style-name="ro1">
          <table:table-cell office:value-type="float" office:value="105.9884" calcext:value-type="float">
            <text:p>105.9884</text:p>
          </table:table-cell>
        </table:table-row>
        <table:table-row table:style-name="ro1">
          <table:table-cell office:value-type="float" office:value="96.3324" calcext:value-type="float">
            <text:p>96.3324</text:p>
          </table:table-cell>
        </table:table-row>
        <table:table-row table:style-name="ro1">
          <table:table-cell office:value-type="float" office:value="130.3015" calcext:value-type="float">
            <text:p>130.3015</text:p>
          </table:table-cell>
        </table:table-row>
        <table:table-row table:style-name="ro1">
          <table:table-cell office:value-type="float" office:value="85.3245" calcext:value-type="float">
            <text:p>85.3245</text:p>
          </table:table-cell>
        </table:table-row>
        <table:table-row table:style-name="ro1">
          <table:table-cell office:value-type="float" office:value="85.2439" calcext:value-type="float">
            <text:p>85.2439</text:p>
          </table:table-cell>
        </table:table-row>
        <table:table-row table:style-name="ro1">
          <table:table-cell office:value-type="float" office:value="88.3731" calcext:value-type="float">
            <text:p>88.3731</text:p>
          </table:table-cell>
        </table:table-row>
        <table:table-row table:style-name="ro1">
          <table:table-cell office:value-type="float" office:value="113.5202" calcext:value-type="float">
            <text:p>113.5202</text:p>
          </table:table-cell>
        </table:table-row>
        <table:table-row table:style-name="ro1">
          <table:table-cell office:value-type="float" office:value="78.4932" calcext:value-type="float">
            <text:p>78.4932</text:p>
          </table:table-cell>
        </table:table-row>
        <table:table-row table:style-name="ro1">
          <table:table-cell office:value-type="float" office:value="53.3303" calcext:value-type="float">
            <text:p>53.3303</text:p>
          </table:table-cell>
        </table:table-row>
        <table:table-row table:style-name="ro1">
          <table:table-cell office:value-type="float" office:value="99.1677" calcext:value-type="float">
            <text:p>99.1677</text:p>
          </table:table-cell>
        </table:table-row>
        <table:table-row table:style-name="ro1">
          <table:table-cell office:value-type="float" office:value="54.7545" calcext:value-type="float">
            <text:p>54.7545</text:p>
          </table:table-cell>
        </table:table-row>
        <table:table-row table:style-name="ro1">
          <table:table-cell office:value-type="float" office:value="114.9351" calcext:value-type="float">
            <text:p>114.9351</text:p>
          </table:table-cell>
        </table:table-row>
        <table:table-row table:style-name="ro1">
          <table:table-cell office:value-type="float" office:value="131.7197" calcext:value-type="float">
            <text:p>131.7197</text:p>
          </table:table-cell>
        </table:table-row>
        <table:table-row table:style-name="ro1">
          <table:table-cell office:value-type="float" office:value="72.7463" calcext:value-type="float">
            <text:p>72.7463</text:p>
          </table:table-cell>
        </table:table-row>
        <table:table-row table:style-name="ro1">
          <table:table-cell office:value-type="float" office:value="113.3382" calcext:value-type="float">
            <text:p>113.3382</text:p>
          </table:table-cell>
        </table:table-row>
        <table:table-row table:style-name="ro1">
          <table:table-cell office:value-type="float" office:value="111.7475" calcext:value-type="float">
            <text:p>111.7475</text:p>
          </table:table-cell>
        </table:table-row>
        <table:table-row table:style-name="ro1">
          <table:table-cell office:value-type="float" office:value="113.4604" calcext:value-type="float">
            <text:p>113.4604</text:p>
          </table:table-cell>
        </table:table-row>
        <table:table-row table:style-name="ro1">
          <table:table-cell office:value-type="float" office:value="102.183" calcext:value-type="float">
            <text:p>102.183</text:p>
          </table:table-cell>
        </table:table-row>
        <table:table-row table:style-name="ro1">
          <table:table-cell office:value-type="float" office:value="102.5021" calcext:value-type="float">
            <text:p>102.5021</text:p>
          </table:table-cell>
        </table:table-row>
        <table:table-row table:style-name="ro1">
          <table:table-cell office:value-type="float" office:value="125.2134" calcext:value-type="float">
            <text:p>125.2134</text:p>
          </table:table-cell>
        </table:table-row>
        <table:table-row table:style-name="ro1">
          <table:table-cell office:value-type="float" office:value="94.7754" calcext:value-type="float">
            <text:p>94.7754</text:p>
          </table:table-cell>
        </table:table-row>
        <table:table-row table:style-name="ro1">
          <table:table-cell office:value-type="float" office:value="96.1606" calcext:value-type="float">
            <text:p>96.1606</text:p>
          </table:table-cell>
        </table:table-row>
        <table:table-row table:style-name="ro1">
          <table:table-cell office:value-type="float" office:value="64.0088" calcext:value-type="float">
            <text:p>64.0088</text:p>
          </table:table-cell>
        </table:table-row>
        <table:table-row table:style-name="ro1">
          <table:table-cell office:value-type="float" office:value="71.5925" calcext:value-type="float">
            <text:p>71.5925</text:p>
          </table:table-cell>
        </table:table-row>
        <table:table-row table:style-name="ro1">
          <table:table-cell office:value-type="float" office:value="114.7307" calcext:value-type="float">
            <text:p>114.7307</text:p>
          </table:table-cell>
        </table:table-row>
        <table:table-row table:style-name="ro1">
          <table:table-cell office:value-type="float" office:value="107.989" calcext:value-type="float">
            <text:p>107.989</text:p>
          </table:table-cell>
        </table:table-row>
        <table:table-row table:style-name="ro1">
          <table:table-cell office:value-type="float" office:value="116.8329" calcext:value-type="float">
            <text:p>116.8329</text:p>
          </table:table-cell>
        </table:table-row>
        <table:table-row table:style-name="ro1">
          <table:table-cell office:value-type="float" office:value="110.4136" calcext:value-type="float">
            <text:p>110.4136</text:p>
          </table:table-cell>
        </table:table-row>
        <table:table-row table:style-name="ro1">
          <table:table-cell office:value-type="float" office:value="66.4634" calcext:value-type="float">
            <text:p>66.4634</text:p>
          </table:table-cell>
        </table:table-row>
        <table:table-row table:style-name="ro1">
          <table:table-cell office:value-type="float" office:value="100.1333" calcext:value-type="float">
            <text:p>100.1333</text:p>
          </table:table-cell>
        </table:table-row>
        <table:table-row table:style-name="ro1">
          <table:table-cell office:value-type="float" office:value="105.042" calcext:value-type="float">
            <text:p>105.042</text:p>
          </table:table-cell>
        </table:table-row>
        <table:table-row table:style-name="ro1">
          <table:table-cell office:value-type="float" office:value="92.9535" calcext:value-type="float">
            <text:p>92.9535</text:p>
          </table:table-cell>
        </table:table-row>
        <table:table-row table:style-name="ro1">
          <table:table-cell office:value-type="float" office:value="81.1125" calcext:value-type="float">
            <text:p>81.1125</text:p>
          </table:table-cell>
        </table:table-row>
        <table:table-row table:style-name="ro1">
          <table:table-cell office:value-type="float" office:value="82.4245" calcext:value-type="float">
            <text:p>82.4245</text:p>
          </table:table-cell>
        </table:table-row>
        <table:table-row table:style-name="ro1">
          <table:table-cell office:value-type="float" office:value="65.5763" calcext:value-type="float">
            <text:p>65.5763</text:p>
          </table:table-cell>
        </table:table-row>
        <table:table-row table:style-name="ro1">
          <table:table-cell office:value-type="float" office:value="85.7534" calcext:value-type="float">
            <text:p>85.7534</text:p>
          </table:table-cell>
        </table:table-row>
        <table:table-row table:style-name="ro1">
          <table:table-cell office:value-type="float" office:value="128.4966" calcext:value-type="float">
            <text:p>128.4966</text:p>
          </table:table-cell>
        </table:table-row>
        <table:table-row table:style-name="ro1">
          <table:table-cell office:value-type="float" office:value="74.3731" calcext:value-type="float">
            <text:p>74.3731</text:p>
          </table:table-cell>
        </table:table-row>
        <table:table-row table:style-name="ro1">
          <table:table-cell office:value-type="float" office:value="117.0332" calcext:value-type="float">
            <text:p>117.0332</text:p>
          </table:table-cell>
        </table:table-row>
        <table:table-row table:style-name="ro1">
          <table:table-cell office:value-type="float" office:value="102.6392" calcext:value-type="float">
            <text:p>102.6392</text:p>
          </table:table-cell>
        </table:table-row>
        <table:table-row table:style-name="ro1">
          <table:table-cell office:value-type="float" office:value="114.1471" calcext:value-type="float">
            <text:p>114.1471</text:p>
          </table:table-cell>
        </table:table-row>
        <table:table-row table:style-name="ro1">
          <table:table-cell office:value-type="float" office:value="97.8796" calcext:value-type="float">
            <text:p>97.8796</text:p>
          </table:table-cell>
        </table:table-row>
        <table:table-row table:style-name="ro1">
          <table:table-cell office:value-type="float" office:value="73.6812" calcext:value-type="float">
            <text:p>73.6812</text:p>
          </table:table-cell>
        </table:table-row>
        <table:table-row table:style-name="ro1">
          <table:table-cell office:value-type="float" office:value="114.1606" calcext:value-type="float">
            <text:p>114.1606</text:p>
          </table:table-cell>
        </table:table-row>
        <table:table-row table:style-name="ro1">
          <table:table-cell office:value-type="float" office:value="97.604" calcext:value-type="float">
            <text:p>97.604</text:p>
          </table:table-cell>
        </table:table-row>
        <table:table-row table:style-name="ro1">
          <table:table-cell office:value-type="float" office:value="86.758" calcext:value-type="float">
            <text:p>86.758</text:p>
          </table:table-cell>
        </table:table-row>
        <table:table-row table:style-name="ro1">
          <table:table-cell office:value-type="float" office:value="93.2815" calcext:value-type="float">
            <text:p>93.2815</text:p>
          </table:table-cell>
        </table:table-row>
        <table:table-row table:style-name="ro1">
          <table:table-cell office:value-type="float" office:value="131.5064" calcext:value-type="float">
            <text:p>131.5064</text:p>
          </table:table-cell>
        </table:table-row>
        <table:table-row table:style-name="ro1">
          <table:table-cell office:value-type="float" office:value="103.141" calcext:value-type="float">
            <text:p>103.141</text:p>
          </table:table-cell>
        </table:table-row>
        <table:table-row table:style-name="ro1">
          <table:table-cell office:value-type="float" office:value="104.3541" calcext:value-type="float">
            <text:p>104.3541</text:p>
          </table:table-cell>
        </table:table-row>
        <table:table-row table:style-name="ro1">
          <table:table-cell office:value-type="float" office:value="92.1273" calcext:value-type="float">
            <text:p>92.1273</text:p>
          </table:table-cell>
        </table:table-row>
        <table:table-row table:style-name="ro1">
          <table:table-cell office:value-type="float" office:value="132.645" calcext:value-type="float">
            <text:p>132.645</text:p>
          </table:table-cell>
        </table:table-row>
        <table:table-row table:style-name="ro1">
          <table:table-cell office:value-type="float" office:value="111.8179" calcext:value-type="float">
            <text:p>111.8179</text:p>
          </table:table-cell>
        </table:table-row>
        <table:table-row table:style-name="ro1">
          <table:table-cell office:value-type="float" office:value="83.7031" calcext:value-type="float">
            <text:p>83.7031</text:p>
          </table:table-cell>
        </table:table-row>
        <table:table-row table:style-name="ro1">
          <table:table-cell office:value-type="float" office:value="128.6541" calcext:value-type="float">
            <text:p>128.6541</text:p>
          </table:table-cell>
        </table:table-row>
        <table:table-row table:style-name="ro1">
          <table:table-cell office:value-type="float" office:value="88.9946" calcext:value-type="float">
            <text:p>88.9946</text:p>
          </table:table-cell>
        </table:table-row>
        <table:table-row table:style-name="ro1">
          <table:table-cell office:value-type="float" office:value="134.3446" calcext:value-type="float">
            <text:p>134.3446</text:p>
          </table:table-cell>
        </table:table-row>
        <table:table-row table:style-name="ro1">
          <table:table-cell office:value-type="float" office:value="125.2565" calcext:value-type="float">
            <text:p>125.2565</text:p>
          </table:table-cell>
        </table:table-row>
        <table:table-row table:style-name="ro1">
          <table:table-cell office:value-type="float" office:value="95.3848" calcext:value-type="float">
            <text:p>95.3848</text:p>
          </table:table-cell>
        </table:table-row>
        <table:table-row table:style-name="ro1">
          <table:table-cell office:value-type="float" office:value="81.9737" calcext:value-type="float">
            <text:p>81.9737</text:p>
          </table:table-cell>
        </table:table-row>
        <table:table-row table:style-name="ro1">
          <table:table-cell office:value-type="float" office:value="105.2961" calcext:value-type="float">
            <text:p>105.2961</text:p>
          </table:table-cell>
        </table:table-row>
        <table:table-row table:style-name="ro1">
          <table:table-cell office:value-type="float" office:value="114.5713" calcext:value-type="float">
            <text:p>114.5713</text:p>
          </table:table-cell>
        </table:table-row>
        <table:table-row table:style-name="ro1">
          <table:table-cell office:value-type="float" office:value="110.9955" calcext:value-type="float">
            <text:p>110.9955</text:p>
          </table:table-cell>
        </table:table-row>
        <table:table-row table:style-name="ro1">
          <table:table-cell office:value-type="float" office:value="79.8694" calcext:value-type="float">
            <text:p>79.8694</text:p>
          </table:table-cell>
        </table:table-row>
        <table:table-row table:style-name="ro1">
          <table:table-cell office:value-type="float" office:value="158.9361" calcext:value-type="float">
            <text:p>158.9361</text:p>
          </table:table-cell>
        </table:table-row>
        <table:table-row table:style-name="ro1">
          <table:table-cell office:value-type="float" office:value="217.7315" calcext:value-type="float">
            <text:p>217.7315</text:p>
          </table:table-cell>
        </table:table-row>
        <table:table-row table:style-name="ro1">
          <table:table-cell office:value-type="float" office:value="222.8016" calcext:value-type="float">
            <text:p>222.8016</text:p>
          </table:table-cell>
        </table:table-row>
        <table:table-row table:style-name="ro1">
          <table:table-cell office:value-type="float" office:value="147.4829" calcext:value-type="float">
            <text:p>147.4829</text:p>
          </table:table-cell>
        </table:table-row>
        <table:table-row table:style-name="ro1">
          <table:table-cell office:value-type="float" office:value="78.5731" calcext:value-type="float">
            <text:p>78.5731</text:p>
          </table:table-cell>
        </table:table-row>
        <table:table-row table:style-name="ro1">
          <table:table-cell office:value-type="float" office:value="84.0009" calcext:value-type="float">
            <text:p>84.0009</text:p>
          </table:table-cell>
        </table:table-row>
        <table:table-row table:style-name="ro1">
          <table:table-cell office:value-type="float" office:value="101.5172" calcext:value-type="float">
            <text:p>101.5172</text:p>
          </table:table-cell>
        </table:table-row>
        <table:table-row table:style-name="ro1">
          <table:table-cell office:value-type="float" office:value="52.7626" calcext:value-type="float">
            <text:p>52.7626</text:p>
          </table:table-cell>
        </table:table-row>
        <table:table-row table:style-name="ro1">
          <table:table-cell office:value-type="float" office:value="106.0056" calcext:value-type="float">
            <text:p>106.0056</text:p>
          </table:table-cell>
        </table:table-row>
        <table:table-row table:style-name="ro1">
          <table:table-cell office:value-type="float" office:value="107.5808" calcext:value-type="float">
            <text:p>107.5808</text:p>
          </table:table-cell>
        </table:table-row>
        <table:table-row table:style-name="ro1">
          <table:table-cell office:value-type="float" office:value="109.777" calcext:value-type="float">
            <text:p>109.777</text:p>
          </table:table-cell>
        </table:table-row>
        <table:table-row table:style-name="ro1">
          <table:table-cell office:value-type="float" office:value="80.6996" calcext:value-type="float">
            <text:p>80.6996</text:p>
          </table:table-cell>
        </table:table-row>
        <table:table-row table:style-name="ro1">
          <table:table-cell office:value-type="float" office:value="66.6504" calcext:value-type="float">
            <text:p>66.6504</text:p>
          </table:table-cell>
        </table:table-row>
        <table:table-row table:style-name="ro1">
          <table:table-cell office:value-type="float" office:value="114.799" calcext:value-type="float">
            <text:p>114.799</text:p>
          </table:table-cell>
        </table:table-row>
        <table:table-row table:style-name="ro1">
          <table:table-cell office:value-type="float" office:value="111.2224" calcext:value-type="float">
            <text:p>111.2224</text:p>
          </table:table-cell>
        </table:table-row>
        <table:table-row table:style-name="ro1">
          <table:table-cell office:value-type="float" office:value="62.5771" calcext:value-type="float">
            <text:p>62.5771</text:p>
          </table:table-cell>
        </table:table-row>
        <table:table-row table:style-name="ro1">
          <table:table-cell office:value-type="float" office:value="95.494" calcext:value-type="float">
            <text:p>95.494</text:p>
          </table:table-cell>
        </table:table-row>
        <table:table-row table:style-name="ro1">
          <table:table-cell office:value-type="float" office:value="93.1525" calcext:value-type="float">
            <text:p>93.1525</text:p>
          </table:table-cell>
        </table:table-row>
        <table:table-row table:style-name="ro1">
          <table:table-cell office:value-type="float" office:value="140.896" calcext:value-type="float">
            <text:p>140.896</text:p>
          </table:table-cell>
        </table:table-row>
        <table:table-row table:style-name="ro1">
          <table:table-cell office:value-type="float" office:value="214.3247" calcext:value-type="float">
            <text:p>214.3247</text:p>
          </table:table-cell>
        </table:table-row>
        <table:table-row table:style-name="ro1">
          <table:table-cell office:value-type="float" office:value="212.9977" calcext:value-type="float">
            <text:p>212.9977</text:p>
          </table:table-cell>
        </table:table-row>
        <table:table-row table:style-name="ro1">
          <table:table-cell office:value-type="float" office:value="213.9777" calcext:value-type="float">
            <text:p>213.9777</text:p>
          </table:table-cell>
        </table:table-row>
        <table:table-row table:style-name="ro1">
          <table:table-cell office:value-type="float" office:value="211.9341" calcext:value-type="float">
            <text:p>211.9341</text:p>
          </table:table-cell>
        </table:table-row>
        <table:table-row table:style-name="ro1">
          <table:table-cell office:value-type="float" office:value="210.7289" calcext:value-type="float">
            <text:p>210.7289</text:p>
          </table:table-cell>
        </table:table-row>
        <table:table-row table:style-name="ro1">
          <table:table-cell office:value-type="float" office:value="215.7577" calcext:value-type="float">
            <text:p>215.7577</text:p>
          </table:table-cell>
        </table:table-row>
        <table:table-row table:style-name="ro1">
          <table:table-cell office:value-type="float" office:value="209.4319" calcext:value-type="float">
            <text:p>209.4319</text:p>
          </table:table-cell>
        </table:table-row>
        <table:table-row table:style-name="ro1">
          <table:table-cell office:value-type="float" office:value="209.738" calcext:value-type="float">
            <text:p>209.738</text:p>
          </table:table-cell>
        </table:table-row>
        <table:table-row table:style-name="ro1">
          <table:table-cell office:value-type="float" office:value="217.51" calcext:value-type="float">
            <text:p>217.51</text:p>
          </table:table-cell>
        </table:table-row>
        <table:table-row table:style-name="ro1">
          <table:table-cell office:value-type="float" office:value="215.8264" calcext:value-type="float">
            <text:p>215.8264</text:p>
          </table:table-cell>
        </table:table-row>
        <table:table-row table:style-name="ro1">
          <table:table-cell office:value-type="float" office:value="209.7281" calcext:value-type="float">
            <text:p>209.7281</text:p>
          </table:table-cell>
        </table:table-row>
        <table:table-row table:style-name="ro1">
          <table:table-cell office:value-type="float" office:value="215.9737" calcext:value-type="float">
            <text:p>215.9737</text:p>
          </table:table-cell>
        </table:table-row>
        <table:table-row table:style-name="ro1">
          <table:table-cell office:value-type="float" office:value="212.8953" calcext:value-type="float">
            <text:p>212.8953</text:p>
          </table:table-cell>
        </table:table-row>
        <table:table-row table:style-name="ro1">
          <table:table-cell office:value-type="float" office:value="211.316" calcext:value-type="float">
            <text:p>211.316</text:p>
          </table:table-cell>
        </table:table-row>
        <table:table-row table:style-name="ro1">
          <table:table-cell office:value-type="float" office:value="218.0631" calcext:value-type="float">
            <text:p>218.0631</text:p>
          </table:table-cell>
        </table:table-row>
        <table:table-row table:style-name="ro1">
          <table:table-cell office:value-type="float" office:value="216.3771" calcext:value-type="float">
            <text:p>216.3771</text:p>
          </table:table-cell>
        </table:table-row>
        <table:table-row table:style-name="ro1">
          <table:table-cell office:value-type="float" office:value="212.4731" calcext:value-type="float">
            <text:p>212.4731</text:p>
          </table:table-cell>
        </table:table-row>
        <table:table-row table:style-name="ro1">
          <table:table-cell office:value-type="float" office:value="215.2598" calcext:value-type="float">
            <text:p>215.2598</text:p>
          </table:table-cell>
        </table:table-row>
        <table:table-row table:style-name="ro1">
          <table:table-cell office:value-type="float" office:value="214.4606" calcext:value-type="float">
            <text:p>214.4606</text:p>
          </table:table-cell>
        </table:table-row>
        <table:table-row table:style-name="ro1">
          <table:table-cell office:value-type="float" office:value="208.8998" calcext:value-type="float">
            <text:p>208.8998</text:p>
          </table:table-cell>
        </table:table-row>
        <table:table-row table:style-name="ro1">
          <table:table-cell office:value-type="float" office:value="214.8912" calcext:value-type="float">
            <text:p>214.8912</text:p>
          </table:table-cell>
        </table:table-row>
        <table:table-row table:style-name="ro1">
          <table:table-cell office:value-type="float" office:value="218.0972" calcext:value-type="float">
            <text:p>218.0972</text:p>
          </table:table-cell>
        </table:table-row>
        <table:table-row table:style-name="ro1">
          <table:table-cell office:value-type="float" office:value="208.9772" calcext:value-type="float">
            <text:p>208.9772</text:p>
          </table:table-cell>
        </table:table-row>
        <table:table-row table:style-name="ro1">
          <table:table-cell office:value-type="float" office:value="215.6173" calcext:value-type="float">
            <text:p>215.6173</text:p>
          </table:table-cell>
        </table:table-row>
        <table:table-row table:style-name="ro1">
          <table:table-cell office:value-type="float" office:value="214.0948" calcext:value-type="float">
            <text:p>214.0948</text:p>
          </table:table-cell>
        </table:table-row>
        <table:table-row table:style-name="ro1">
          <table:table-cell office:value-type="float" office:value="207.4164" calcext:value-type="float">
            <text:p>207.4164</text:p>
          </table:table-cell>
        </table:table-row>
        <table:table-row table:style-name="ro1">
          <table:table-cell office:value-type="float" office:value="216.2169" calcext:value-type="float">
            <text:p>216.2169</text:p>
          </table:table-cell>
        </table:table-row>
        <table:table-row table:style-name="ro1">
          <table:table-cell office:value-type="float" office:value="215.1552" calcext:value-type="float">
            <text:p>215.1552</text:p>
          </table:table-cell>
        </table:table-row>
        <table:table-row table:style-name="ro1">
          <table:table-cell office:value-type="float" office:value="209.1535" calcext:value-type="float">
            <text:p>209.1535</text:p>
          </table:table-cell>
        </table:table-row>
        <table:table-row table:style-name="ro1">
          <table:table-cell office:value-type="float" office:value="211.2295" calcext:value-type="float">
            <text:p>211.2295</text:p>
          </table:table-cell>
        </table:table-row>
        <table:table-row table:style-name="ro1">
          <table:table-cell office:value-type="float" office:value="213.4176" calcext:value-type="float">
            <text:p>213.4176</text:p>
          </table:table-cell>
        </table:table-row>
        <table:table-row table:style-name="ro1">
          <table:table-cell office:value-type="float" office:value="211.9974" calcext:value-type="float">
            <text:p>211.9974</text:p>
          </table:table-cell>
        </table:table-row>
        <table:table-row table:style-name="ro1">
          <table:table-cell office:value-type="float" office:value="213.3854" calcext:value-type="float">
            <text:p>213.3854</text:p>
          </table:table-cell>
        </table:table-row>
        <table:table-row table:style-name="ro1">
          <table:table-cell office:value-type="float" office:value="212.2587" calcext:value-type="float">
            <text:p>212.2587</text:p>
          </table:table-cell>
        </table:table-row>
        <table:table-row table:style-name="ro1">
          <table:table-cell office:value-type="float" office:value="209.671" calcext:value-type="float">
            <text:p>209.671</text:p>
          </table:table-cell>
        </table:table-row>
        <table:table-row table:style-name="ro1">
          <table:table-cell office:value-type="float" office:value="211.8853" calcext:value-type="float">
            <text:p>211.8853</text:p>
          </table:table-cell>
        </table:table-row>
        <table:table-row table:style-name="ro1">
          <table:table-cell office:value-type="float" office:value="215.4175" calcext:value-type="float">
            <text:p>215.4175</text:p>
          </table:table-cell>
        </table:table-row>
        <table:table-row table:style-name="ro1">
          <table:table-cell office:value-type="float" office:value="212.8203" calcext:value-type="float">
            <text:p>212.8203</text:p>
          </table:table-cell>
        </table:table-row>
        <table:table-row table:style-name="ro1">
          <table:table-cell office:value-type="float" office:value="209.2573" calcext:value-type="float">
            <text:p>209.2573</text:p>
          </table:table-cell>
        </table:table-row>
        <table:table-row table:style-name="ro1">
          <table:table-cell office:value-type="float" office:value="214.0503" calcext:value-type="float">
            <text:p>214.0503</text:p>
          </table:table-cell>
        </table:table-row>
        <table:table-row table:style-name="ro1">
          <table:table-cell office:value-type="float" office:value="215.4675" calcext:value-type="float">
            <text:p>215.4675</text:p>
          </table:table-cell>
        </table:table-row>
        <table:table-row table:style-name="ro1">
          <table:table-cell office:value-type="float" office:value="212.9884" calcext:value-type="float">
            <text:p>212.9884</text:p>
          </table:table-cell>
        </table:table-row>
        <table:table-row table:style-name="ro1">
          <table:table-cell office:value-type="float" office:value="215.0748" calcext:value-type="float">
            <text:p>215.0748</text:p>
          </table:table-cell>
        </table:table-row>
        <table:table-row table:style-name="ro1">
          <table:table-cell office:value-type="float" office:value="215.8224" calcext:value-type="float">
            <text:p>215.8224</text:p>
          </table:table-cell>
        </table:table-row>
        <table:table-row table:style-name="ro1">
          <table:table-cell office:value-type="float" office:value="209.0956" calcext:value-type="float">
            <text:p>209.0956</text:p>
          </table:table-cell>
        </table:table-row>
        <table:table-row table:style-name="ro1">
          <table:table-cell office:value-type="float" office:value="215.216" calcext:value-type="float">
            <text:p>215.216</text:p>
          </table:table-cell>
        </table:table-row>
        <table:table-row table:style-name="ro1">
          <table:table-cell office:value-type="float" office:value="213.0285" calcext:value-type="float">
            <text:p>213.0285</text:p>
          </table:table-cell>
        </table:table-row>
        <table:table-row table:style-name="ro1">
          <table:table-cell office:value-type="float" office:value="209.166" calcext:value-type="float">
            <text:p>209.166</text:p>
          </table:table-cell>
        </table:table-row>
        <table:table-row table:style-name="ro1">
          <table:table-cell office:value-type="float" office:value="214.2466" calcext:value-type="float">
            <text:p>214.2466</text:p>
          </table:table-cell>
        </table:table-row>
        <table:table-row table:style-name="ro1">
          <table:table-cell office:value-type="float" office:value="215.178" calcext:value-type="float">
            <text:p>215.178</text:p>
          </table:table-cell>
        </table:table-row>
        <table:table-row table:style-name="ro1">
          <table:table-cell office:value-type="float" office:value="210.9533" calcext:value-type="float">
            <text:p>210.9533</text:p>
          </table:table-cell>
        </table:table-row>
        <table:table-row table:style-name="ro1">
          <table:table-cell office:value-type="float" office:value="214.0871" calcext:value-type="float">
            <text:p>214.0871</text:p>
          </table:table-cell>
        </table:table-row>
        <table:table-row table:style-name="ro1">
          <table:table-cell office:value-type="float" office:value="217.3577" calcext:value-type="float">
            <text:p>217.3577</text:p>
          </table:table-cell>
        </table:table-row>
        <table:table-row table:style-name="ro1">
          <table:table-cell office:value-type="float" office:value="211.6062" calcext:value-type="float">
            <text:p>211.6062</text:p>
          </table:table-cell>
        </table:table-row>
        <table:table-row table:style-name="ro1">
          <table:table-cell office:value-type="float" office:value="212.9336" calcext:value-type="float">
            <text:p>212.9336</text:p>
          </table:table-cell>
        </table:table-row>
        <table:table-row table:style-name="ro1">
          <table:table-cell office:value-type="float" office:value="213.9234" calcext:value-type="float">
            <text:p>213.9234</text:p>
          </table:table-cell>
        </table:table-row>
        <table:table-row table:style-name="ro1">
          <table:table-cell office:value-type="float" office:value="211.1791" calcext:value-type="float">
            <text:p>211.1791</text:p>
          </table:table-cell>
        </table:table-row>
        <table:table-row table:style-name="ro1">
          <table:table-cell office:value-type="float" office:value="215.422" calcext:value-type="float">
            <text:p>215.422</text:p>
          </table:table-cell>
        </table:table-row>
        <table:table-row table:style-name="ro1">
          <table:table-cell office:value-type="float" office:value="217.2311" calcext:value-type="float">
            <text:p>217.2311</text:p>
          </table:table-cell>
        </table:table-row>
        <table:table-row table:style-name="ro1">
          <table:table-cell office:value-type="float" office:value="212.595" calcext:value-type="float">
            <text:p>212.595</text:p>
          </table:table-cell>
        </table:table-row>
        <table:table-row table:style-name="ro1">
          <table:table-cell office:value-type="float" office:value="214.7386" calcext:value-type="float">
            <text:p>214.7386</text:p>
          </table:table-cell>
        </table:table-row>
        <table:table-row table:style-name="ro1">
          <table:table-cell office:value-type="float" office:value="216.8248" calcext:value-type="float">
            <text:p>216.8248</text:p>
          </table:table-cell>
        </table:table-row>
        <table:table-row table:style-name="ro1">
          <table:table-cell office:value-type="float" office:value="213.8146" calcext:value-type="float">
            <text:p>213.8146</text:p>
          </table:table-cell>
        </table:table-row>
        <table:table-row table:style-name="ro1">
          <table:table-cell office:value-type="float" office:value="213.1501" calcext:value-type="float">
            <text:p>213.1501</text:p>
          </table:table-cell>
        </table:table-row>
        <table:table-row table:style-name="ro1">
          <table:table-cell office:value-type="float" office:value="214.2643" calcext:value-type="float">
            <text:p>214.2643</text:p>
          </table:table-cell>
        </table:table-row>
        <table:table-row table:style-name="ro1">
          <table:table-cell office:value-type="float" office:value="214.7206" calcext:value-type="float">
            <text:p>214.7206</text:p>
          </table:table-cell>
        </table:table-row>
        <table:table-row table:style-name="ro1">
          <table:table-cell office:value-type="float" office:value="213.0082" calcext:value-type="float">
            <text:p>213.0082</text:p>
          </table:table-cell>
        </table:table-row>
        <table:table-row table:style-name="ro1">
          <table:table-cell office:value-type="float" office:value="213.5605" calcext:value-type="float">
            <text:p>213.5605</text:p>
          </table:table-cell>
        </table:table-row>
        <table:table-row table:style-name="ro1">
          <table:table-cell office:value-type="float" office:value="214.6348" calcext:value-type="float">
            <text:p>214.6348</text:p>
          </table:table-cell>
        </table:table-row>
        <table:table-row table:style-name="ro1">
          <table:table-cell office:value-type="float" office:value="210.1576" calcext:value-type="float">
            <text:p>210.1576</text:p>
          </table:table-cell>
        </table:table-row>
        <table:table-row table:style-name="ro1">
          <table:table-cell office:value-type="float" office:value="222.0473" calcext:value-type="float">
            <text:p>222.0473</text:p>
          </table:table-cell>
        </table:table-row>
        <table:table-row table:style-name="ro1">
          <table:table-cell office:value-type="float" office:value="212.8417" calcext:value-type="float">
            <text:p>212.8417</text:p>
          </table:table-cell>
        </table:table-row>
        <table:table-row table:style-name="ro1">
          <table:table-cell office:value-type="float" office:value="210.2072" calcext:value-type="float">
            <text:p>210.2072</text:p>
          </table:table-cell>
        </table:table-row>
        <table:table-row table:style-name="ro1">
          <table:table-cell office:value-type="float" office:value="213.4288" calcext:value-type="float">
            <text:p>213.4288</text:p>
          </table:table-cell>
        </table:table-row>
        <table:table-row table:style-name="ro1">
          <table:table-cell office:value-type="float" office:value="207.5152" calcext:value-type="float">
            <text:p>207.5152</text:p>
          </table:table-cell>
        </table:table-row>
        <table:table-row table:style-name="ro1">
          <table:table-cell office:value-type="float" office:value="208.226" calcext:value-type="float">
            <text:p>208.226</text:p>
          </table:table-cell>
        </table:table-row>
        <table:table-row table:style-name="ro1">
          <table:table-cell office:value-type="float" office:value="208.7196" calcext:value-type="float">
            <text:p>208.7196</text:p>
          </table:table-cell>
        </table:table-row>
        <table:table-row table:style-name="ro1">
          <table:table-cell office:value-type="float" office:value="208.1228" calcext:value-type="float">
            <text:p>208.1228</text:p>
          </table:table-cell>
        </table:table-row>
        <table:table-row table:style-name="ro1">
          <table:table-cell office:value-type="float" office:value="216.5671" calcext:value-type="float">
            <text:p>216.5671</text:p>
          </table:table-cell>
        </table:table-row>
        <table:table-row table:style-name="ro1">
          <table:table-cell office:value-type="float" office:value="212.9073" calcext:value-type="float">
            <text:p>212.9073</text:p>
          </table:table-cell>
        </table:table-row>
        <table:table-row table:style-name="ro1">
          <table:table-cell office:value-type="float" office:value="215.4597" calcext:value-type="float">
            <text:p>215.4597</text:p>
          </table:table-cell>
        </table:table-row>
        <table:table-row table:style-name="ro1">
          <table:table-cell office:value-type="float" office:value="213.469" calcext:value-type="float">
            <text:p>213.469</text:p>
          </table:table-cell>
        </table:table-row>
        <table:table-row table:style-name="ro1">
          <table:table-cell office:value-type="float" office:value="209.5858" calcext:value-type="float">
            <text:p>209.5858</text:p>
          </table:table-cell>
        </table:table-row>
        <table:table-row table:style-name="ro1">
          <table:table-cell office:value-type="float" office:value="219.6957" calcext:value-type="float">
            <text:p>219.6957</text:p>
          </table:table-cell>
        </table:table-row>
        <table:table-row table:style-name="ro1">
          <table:table-cell office:value-type="float" office:value="213.1421" calcext:value-type="float">
            <text:p>213.1421</text:p>
          </table:table-cell>
        </table:table-row>
        <table:table-row table:style-name="ro1">
          <table:table-cell office:value-type="float" office:value="215.7489" calcext:value-type="float">
            <text:p>215.7489</text:p>
          </table:table-cell>
        </table:table-row>
        <table:table-row table:style-name="ro1">
          <table:table-cell office:value-type="float" office:value="217.2141" calcext:value-type="float">
            <text:p>217.2141</text:p>
          </table:table-cell>
        </table:table-row>
        <table:table-row table:style-name="ro1">
          <table:table-cell office:value-type="float" office:value="213.4131" calcext:value-type="float">
            <text:p>213.4131</text:p>
          </table:table-cell>
        </table:table-row>
        <table:table-row table:style-name="ro1">
          <table:table-cell office:value-type="float" office:value="214.4241" calcext:value-type="float">
            <text:p>214.4241</text:p>
          </table:table-cell>
        </table:table-row>
        <table:table-row table:style-name="ro1">
          <table:table-cell office:value-type="float" office:value="215.2564" calcext:value-type="float">
            <text:p>215.2564</text:p>
          </table:table-cell>
        </table:table-row>
        <table:table-row table:style-name="ro1">
          <table:table-cell office:value-type="float" office:value="212.5072" calcext:value-type="float">
            <text:p>212.5072</text:p>
          </table:table-cell>
        </table:table-row>
        <table:table-row table:style-name="ro1">
          <table:table-cell office:value-type="float" office:value="214.9136" calcext:value-type="float">
            <text:p>214.9136</text:p>
          </table:table-cell>
        </table:table-row>
        <table:table-row table:style-name="ro1">
          <table:table-cell office:value-type="float" office:value="217.6446" calcext:value-type="float">
            <text:p>217.6446</text:p>
          </table:table-cell>
        </table:table-row>
        <table:table-row table:style-name="ro1">
          <table:table-cell office:value-type="float" office:value="219.7103" calcext:value-type="float">
            <text:p>219.7103</text:p>
          </table:table-cell>
        </table:table-row>
        <table:table-row table:style-name="ro1">
          <table:table-cell office:value-type="float" office:value="216.5689" calcext:value-type="float">
            <text:p>216.5689</text:p>
          </table:table-cell>
        </table:table-row>
        <table:table-row table:style-name="ro1">
          <table:table-cell office:value-type="float" office:value="215.1869" calcext:value-type="float">
            <text:p>215.1869</text:p>
          </table:table-cell>
        </table:table-row>
        <table:table-row table:style-name="ro1">
          <table:table-cell office:value-type="float" office:value="215.4704" calcext:value-type="float">
            <text:p>215.4704</text:p>
          </table:table-cell>
        </table:table-row>
        <table:table-row table:style-name="ro1">
          <table:table-cell office:value-type="float" office:value="214.1742" calcext:value-type="float">
            <text:p>214.1742</text:p>
          </table:table-cell>
        </table:table-row>
        <table:table-row table:style-name="ro1">
          <table:table-cell office:value-type="float" office:value="211.5762" calcext:value-type="float">
            <text:p>211.5762</text:p>
          </table:table-cell>
        </table:table-row>
        <table:table-row table:style-name="ro1">
          <table:table-cell office:value-type="float" office:value="212.2399" calcext:value-type="float">
            <text:p>212.2399</text:p>
          </table:table-cell>
        </table:table-row>
        <table:table-row table:style-name="ro1">
          <table:table-cell office:value-type="float" office:value="212.5803" calcext:value-type="float">
            <text:p>212.5803</text:p>
          </table:table-cell>
        </table:table-row>
        <table:table-row table:style-name="ro1">
          <table:table-cell office:value-type="float" office:value="215.933" calcext:value-type="float">
            <text:p>215.933</text:p>
          </table:table-cell>
        </table:table-row>
        <table:table-row table:style-name="ro1">
          <table:table-cell office:value-type="float" office:value="218.1901" calcext:value-type="float">
            <text:p>218.1901</text:p>
          </table:table-cell>
        </table:table-row>
        <table:table-row table:style-name="ro1">
          <table:table-cell office:value-type="float" office:value="211.1947" calcext:value-type="float">
            <text:p>211.1947</text:p>
          </table:table-cell>
        </table:table-row>
        <table:table-row table:style-name="ro1">
          <table:table-cell office:value-type="float" office:value="211.6253" calcext:value-type="float">
            <text:p>211.6253</text:p>
          </table:table-cell>
        </table:table-row>
        <table:table-row table:style-name="ro1">
          <table:table-cell office:value-type="float" office:value="217.6771" calcext:value-type="float">
            <text:p>217.6771</text:p>
          </table:table-cell>
        </table:table-row>
        <table:table-row table:style-name="ro1">
          <table:table-cell office:value-type="float" office:value="211.1491" calcext:value-type="float">
            <text:p>211.1491</text:p>
          </table:table-cell>
        </table:table-row>
        <table:table-row table:style-name="ro1">
          <table:table-cell office:value-type="float" office:value="212.6642" calcext:value-type="float">
            <text:p>212.6642</text:p>
          </table:table-cell>
        </table:table-row>
        <table:table-row table:style-name="ro1">
          <table:table-cell office:value-type="float" office:value="215.5637" calcext:value-type="float">
            <text:p>215.5637</text:p>
          </table:table-cell>
        </table:table-row>
        <table:table-row table:style-name="ro1">
          <table:table-cell office:value-type="float" office:value="215.0547" calcext:value-type="float">
            <text:p>215.0547</text:p>
          </table:table-cell>
        </table:table-row>
        <table:table-row table:style-name="ro1">
          <table:table-cell office:value-type="float" office:value="210.5482" calcext:value-type="float">
            <text:p>210.5482</text:p>
          </table:table-cell>
        </table:table-row>
        <table:table-row table:style-name="ro1">
          <table:table-cell office:value-type="float" office:value="216.6399" calcext:value-type="float">
            <text:p>216.6399</text:p>
          </table:table-cell>
        </table:table-row>
        <table:table-row table:style-name="ro1">
          <table:table-cell office:value-type="float" office:value="218.5725" calcext:value-type="float">
            <text:p>218.5725</text:p>
          </table:table-cell>
        </table:table-row>
        <table:table-row table:style-name="ro1">
          <table:table-cell office:value-type="float" office:value="215.3424" calcext:value-type="float">
            <text:p>215.3424</text:p>
          </table:table-cell>
        </table:table-row>
        <table:table-row table:style-name="ro1">
          <table:table-cell office:value-type="float" office:value="212.1799" calcext:value-type="float">
            <text:p>212.1799</text:p>
          </table:table-cell>
        </table:table-row>
        <table:table-row table:style-name="ro1">
          <table:table-cell office:value-type="float" office:value="212.7556" calcext:value-type="float">
            <text:p>212.7556</text:p>
          </table:table-cell>
        </table:table-row>
        <table:table-row table:style-name="ro1">
          <table:table-cell office:value-type="float" office:value="218.244" calcext:value-type="float">
            <text:p>218.244</text:p>
          </table:table-cell>
        </table:table-row>
        <table:table-row table:style-name="ro1">
          <table:table-cell office:value-type="float" office:value="212.7403" calcext:value-type="float">
            <text:p>212.7403</text:p>
          </table:table-cell>
        </table:table-row>
        <table:table-row table:style-name="ro1">
          <table:table-cell office:value-type="float" office:value="212.5183" calcext:value-type="float">
            <text:p>212.5183</text:p>
          </table:table-cell>
        </table:table-row>
        <table:table-row table:style-name="ro1">
          <table:table-cell office:value-type="float" office:value="214.8119" calcext:value-type="float">
            <text:p>214.8119</text:p>
          </table:table-cell>
        </table:table-row>
        <table:table-row table:style-name="ro1">
          <table:table-cell office:value-type="float" office:value="213.3829" calcext:value-type="float">
            <text:p>213.3829</text:p>
          </table:table-cell>
        </table:table-row>
        <table:table-row table:style-name="ro1">
          <table:table-cell office:value-type="float" office:value="210.868" calcext:value-type="float">
            <text:p>210.868</text:p>
          </table:table-cell>
        </table:table-row>
        <table:table-row table:style-name="ro1">
          <table:table-cell office:value-type="float" office:value="217.0073" calcext:value-type="float">
            <text:p>217.0073</text:p>
          </table:table-cell>
        </table:table-row>
        <table:table-row table:style-name="ro1">
          <table:table-cell office:value-type="float" office:value="215.0605" calcext:value-type="float">
            <text:p>215.0605</text:p>
          </table:table-cell>
        </table:table-row>
        <table:table-row table:style-name="ro1">
          <table:table-cell office:value-type="float" office:value="210.8011" calcext:value-type="float">
            <text:p>210.8011</text:p>
          </table:table-cell>
        </table:table-row>
        <table:table-row table:style-name="ro1">
          <table:table-cell office:value-type="float" office:value="211.9184" calcext:value-type="float">
            <text:p>211.9184</text:p>
          </table:table-cell>
        </table:table-row>
        <table:table-row table:style-name="ro1">
          <table:table-cell office:value-type="float" office:value="215.5367" calcext:value-type="float">
            <text:p>215.5367</text:p>
          </table:table-cell>
        </table:table-row>
        <table:table-row table:style-name="ro1">
          <table:table-cell office:value-type="float" office:value="214.0677" calcext:value-type="float">
            <text:p>214.0677</text:p>
          </table:table-cell>
        </table:table-row>
        <table:table-row table:style-name="ro1">
          <table:table-cell office:value-type="float" office:value="213.9059" calcext:value-type="float">
            <text:p>213.9059</text:p>
          </table:table-cell>
        </table:table-row>
        <table:table-row table:style-name="ro1">
          <table:table-cell office:value-type="float" office:value="213.8031" calcext:value-type="float">
            <text:p>213.8031</text:p>
          </table:table-cell>
        </table:table-row>
        <table:table-row table:style-name="ro1">
          <table:table-cell office:value-type="float" office:value="213.0021" calcext:value-type="float">
            <text:p>213.0021</text:p>
          </table:table-cell>
        </table:table-row>
        <table:table-row table:style-name="ro1">
          <table:table-cell office:value-type="float" office:value="213.8584" calcext:value-type="float">
            <text:p>213.8584</text:p>
          </table:table-cell>
        </table:table-row>
        <table:table-row table:style-name="ro1">
          <table:table-cell office:value-type="float" office:value="212.6331" calcext:value-type="float">
            <text:p>212.6331</text:p>
          </table:table-cell>
        </table:table-row>
        <table:table-row table:style-name="ro1">
          <table:table-cell office:value-type="float" office:value="216.875" calcext:value-type="float">
            <text:p>216.875</text:p>
          </table:table-cell>
        </table:table-row>
        <table:table-row table:style-name="ro1">
          <table:table-cell office:value-type="float" office:value="211.4007" calcext:value-type="float">
            <text:p>211.4007</text:p>
          </table:table-cell>
        </table:table-row>
        <table:table-row table:style-name="ro1">
          <table:table-cell office:value-type="float" office:value="213.7587" calcext:value-type="float">
            <text:p>213.7587</text:p>
          </table:table-cell>
        </table:table-row>
        <table:table-row table:style-name="ro1">
          <table:table-cell office:value-type="float" office:value="215.2564" calcext:value-type="float">
            <text:p>215.2564</text:p>
          </table:table-cell>
        </table:table-row>
        <table:table-row table:style-name="ro1">
          <table:table-cell office:value-type="float" office:value="210.5886" calcext:value-type="float">
            <text:p>210.5886</text:p>
          </table:table-cell>
        </table:table-row>
        <table:table-row table:style-name="ro1">
          <table:table-cell office:value-type="float" office:value="212.2446" calcext:value-type="float">
            <text:p>212.2446</text:p>
          </table:table-cell>
        </table:table-row>
        <table:table-row table:style-name="ro1">
          <table:table-cell office:value-type="float" office:value="234.1818" calcext:value-type="float">
            <text:p>234.1818</text:p>
          </table:table-cell>
        </table:table-row>
        <table:table-row table:style-name="ro1">
          <table:table-cell office:value-type="float" office:value="214.0633" calcext:value-type="float">
            <text:p>214.0633</text:p>
          </table:table-cell>
        </table:table-row>
        <table:table-row table:style-name="ro1">
          <table:table-cell office:value-type="float" office:value="216.3976" calcext:value-type="float">
            <text:p>216.3976</text:p>
          </table:table-cell>
        </table:table-row>
        <table:table-row table:style-name="ro1">
          <table:table-cell office:value-type="float" office:value="211.2038" calcext:value-type="float">
            <text:p>211.2038</text:p>
          </table:table-cell>
        </table:table-row>
        <table:table-row table:style-name="ro1">
          <table:table-cell office:value-type="float" office:value="214.3261" calcext:value-type="float">
            <text:p>214.3261</text:p>
          </table:table-cell>
        </table:table-row>
        <table:table-row table:style-name="ro1">
          <table:table-cell office:value-type="float" office:value="218.2807" calcext:value-type="float">
            <text:p>218.2807</text:p>
          </table:table-cell>
        </table:table-row>
        <table:table-row table:style-name="ro1">
          <table:table-cell office:value-type="float" office:value="212.6336" calcext:value-type="float">
            <text:p>212.6336</text:p>
          </table:table-cell>
        </table:table-row>
        <table:table-row table:style-name="ro1">
          <table:table-cell office:value-type="float" office:value="213.671" calcext:value-type="float">
            <text:p>213.671</text:p>
          </table:table-cell>
        </table:table-row>
        <table:table-row table:style-name="ro1">
          <table:table-cell office:value-type="float" office:value="211.735" calcext:value-type="float">
            <text:p>211.735</text:p>
          </table:table-cell>
        </table:table-row>
        <table:table-row table:style-name="ro1">
          <table:table-cell office:value-type="float" office:value="210.9464" calcext:value-type="float">
            <text:p>210.9464</text:p>
          </table:table-cell>
        </table:table-row>
        <table:table-row table:style-name="ro1">
          <table:table-cell office:value-type="float" office:value="212.7941" calcext:value-type="float">
            <text:p>212.7941</text:p>
          </table:table-cell>
        </table:table-row>
        <table:table-row table:style-name="ro1">
          <table:table-cell office:value-type="float" office:value="215.3705" calcext:value-type="float">
            <text:p>215.3705</text:p>
          </table:table-cell>
        </table:table-row>
        <table:table-row table:style-name="ro1">
          <table:table-cell office:value-type="float" office:value="212.0776" calcext:value-type="float">
            <text:p>212.0776</text:p>
          </table:table-cell>
        </table:table-row>
        <table:table-row table:style-name="ro1">
          <table:table-cell office:value-type="float" office:value="211.7053" calcext:value-type="float">
            <text:p>211.7053</text:p>
          </table:table-cell>
        </table:table-row>
        <table:table-row table:style-name="ro1">
          <table:table-cell office:value-type="float" office:value="212.947" calcext:value-type="float">
            <text:p>212.947</text:p>
          </table:table-cell>
        </table:table-row>
        <table:table-row table:style-name="ro1">
          <table:table-cell office:value-type="float" office:value="214.8939" calcext:value-type="float">
            <text:p>214.8939</text:p>
          </table:table-cell>
        </table:table-row>
        <table:table-row table:style-name="ro1">
          <table:table-cell office:value-type="float" office:value="213.8187" calcext:value-type="float">
            <text:p>213.8187</text:p>
          </table:table-cell>
        </table:table-row>
        <table:table-row table:style-name="ro1">
          <table:table-cell office:value-type="float" office:value="215.953" calcext:value-type="float">
            <text:p>215.953</text:p>
          </table:table-cell>
        </table:table-row>
        <table:table-row table:style-name="ro1">
          <table:table-cell office:value-type="float" office:value="215.0983" calcext:value-type="float">
            <text:p>215.0983</text:p>
          </table:table-cell>
        </table:table-row>
        <table:table-row table:style-name="ro1">
          <table:table-cell office:value-type="float" office:value="216.9036" calcext:value-type="float">
            <text:p>216.9036</text:p>
          </table:table-cell>
        </table:table-row>
        <table:table-row table:style-name="ro1">
          <table:table-cell office:value-type="float" office:value="212.1048" calcext:value-type="float">
            <text:p>212.1048</text:p>
          </table:table-cell>
        </table:table-row>
        <table:table-row table:style-name="ro1">
          <table:table-cell office:value-type="float" office:value="211.102" calcext:value-type="float">
            <text:p>211.102</text:p>
          </table:table-cell>
        </table:table-row>
        <table:table-row table:style-name="ro1">
          <table:table-cell office:value-type="float" office:value="217.423" calcext:value-type="float">
            <text:p>217.423</text:p>
          </table:table-cell>
        </table:table-row>
        <table:table-row table:style-name="ro1">
          <table:table-cell office:value-type="float" office:value="214.0094" calcext:value-type="float">
            <text:p>214.0094</text:p>
          </table:table-cell>
        </table:table-row>
        <table:table-row table:style-name="ro1">
          <table:table-cell office:value-type="float" office:value="222.016" calcext:value-type="float">
            <text:p>222.016</text:p>
          </table:table-cell>
        </table:table-row>
        <table:table-row table:style-name="ro1">
          <table:table-cell office:value-type="float" office:value="217.577" calcext:value-type="float">
            <text:p>217.577</text:p>
          </table:table-cell>
        </table:table-row>
        <table:table-row table:style-name="ro1">
          <table:table-cell office:value-type="float" office:value="215.8384" calcext:value-type="float">
            <text:p>215.8384</text:p>
          </table:table-cell>
        </table:table-row>
        <table:table-row table:style-name="ro1">
          <table:table-cell office:value-type="float" office:value="215.9799" calcext:value-type="float">
            <text:p>215.9799</text:p>
          </table:table-cell>
        </table:table-row>
        <table:table-row table:style-name="ro1">
          <table:table-cell office:value-type="float" office:value="214.0482" calcext:value-type="float">
            <text:p>214.0482</text:p>
          </table:table-cell>
        </table:table-row>
        <table:table-row table:style-name="ro1">
          <table:table-cell office:value-type="float" office:value="219.588" calcext:value-type="float">
            <text:p>219.588</text:p>
          </table:table-cell>
        </table:table-row>
        <table:table-row table:style-name="ro1">
          <table:table-cell office:value-type="float" office:value="215.616" calcext:value-type="float">
            <text:p>215.616</text:p>
          </table:table-cell>
        </table:table-row>
        <table:table-row table:style-name="ro1">
          <table:table-cell office:value-type="float" office:value="217.8234" calcext:value-type="float">
            <text:p>217.8234</text:p>
          </table:table-cell>
        </table:table-row>
        <table:table-row table:style-name="ro1">
          <table:table-cell office:value-type="float" office:value="212.1242" calcext:value-type="float">
            <text:p>212.1242</text:p>
          </table:table-cell>
        </table:table-row>
        <table:table-row table:style-name="ro1">
          <table:table-cell office:value-type="float" office:value="218.1539" calcext:value-type="float">
            <text:p>218.1539</text:p>
          </table:table-cell>
        </table:table-row>
        <table:table-row table:style-name="ro1">
          <table:table-cell office:value-type="float" office:value="213.9205" calcext:value-type="float">
            <text:p>213.9205</text:p>
          </table:table-cell>
        </table:table-row>
        <table:table-row table:style-name="ro1">
          <table:table-cell office:value-type="float" office:value="215.0122" calcext:value-type="float">
            <text:p>215.0122</text:p>
          </table:table-cell>
        </table:table-row>
        <table:table-row table:style-name="ro1">
          <table:table-cell office:value-type="float" office:value="217.7884" calcext:value-type="float">
            <text:p>217.7884</text:p>
          </table:table-cell>
        </table:table-row>
        <table:table-row table:style-name="ro1">
          <table:table-cell office:value-type="float" office:value="215.854" calcext:value-type="float">
            <text:p>215.854</text:p>
          </table:table-cell>
        </table:table-row>
        <table:table-row table:style-name="ro1">
          <table:table-cell office:value-type="float" office:value="215.9036" calcext:value-type="float">
            <text:p>215.9036</text:p>
          </table:table-cell>
        </table:table-row>
        <table:table-row table:style-name="ro1">
          <table:table-cell office:value-type="float" office:value="211.5071" calcext:value-type="float">
            <text:p>211.5071</text:p>
          </table:table-cell>
        </table:table-row>
        <table:table-row table:style-name="ro1">
          <table:table-cell office:value-type="float" office:value="215.3309" calcext:value-type="float">
            <text:p>215.3309</text:p>
          </table:table-cell>
        </table:table-row>
        <table:table-row table:style-name="ro1">
          <table:table-cell office:value-type="float" office:value="216.236" calcext:value-type="float">
            <text:p>216.236</text:p>
          </table:table-cell>
        </table:table-row>
        <table:table-row table:style-name="ro1">
          <table:table-cell office:value-type="float" office:value="209.4551" calcext:value-type="float">
            <text:p>209.4551</text:p>
          </table:table-cell>
        </table:table-row>
        <table:table-row table:style-name="ro1">
          <table:table-cell office:value-type="float" office:value="213.5755" calcext:value-type="float">
            <text:p>213.5755</text:p>
          </table:table-cell>
        </table:table-row>
        <table:table-row table:style-name="ro1">
          <table:table-cell office:value-type="float" office:value="215.5298" calcext:value-type="float">
            <text:p>215.5298</text:p>
          </table:table-cell>
        </table:table-row>
        <table:table-row table:style-name="ro1">
          <table:table-cell office:value-type="float" office:value="213.4859" calcext:value-type="float">
            <text:p>213.4859</text:p>
          </table:table-cell>
        </table:table-row>
        <table:table-row table:style-name="ro1">
          <table:table-cell office:value-type="float" office:value="219.6306" calcext:value-type="float">
            <text:p>219.6306</text:p>
          </table:table-cell>
        </table:table-row>
        <table:table-row table:style-name="ro1">
          <table:table-cell office:value-type="float" office:value="218.536" calcext:value-type="float">
            <text:p>218.536</text:p>
          </table:table-cell>
        </table:table-row>
        <table:table-row table:style-name="ro1">
          <table:table-cell office:value-type="float" office:value="216.1472" calcext:value-type="float">
            <text:p>216.1472</text:p>
          </table:table-cell>
        </table:table-row>
        <table:table-row table:style-name="ro1">
          <table:table-cell office:value-type="float" office:value="216.7574" calcext:value-type="float">
            <text:p>216.7574</text:p>
          </table:table-cell>
        </table:table-row>
        <table:table-row table:style-name="ro1">
          <table:table-cell office:value-type="float" office:value="224.9458" calcext:value-type="float">
            <text:p>224.9458</text:p>
          </table:table-cell>
        </table:table-row>
        <table:table-row table:style-name="ro1">
          <table:table-cell office:value-type="float" office:value="219.5693" calcext:value-type="float">
            <text:p>219.5693</text:p>
          </table:table-cell>
        </table:table-row>
        <table:table-row table:style-name="ro1">
          <table:table-cell office:value-type="float" office:value="212.2592" calcext:value-type="float">
            <text:p>212.2592</text:p>
          </table:table-cell>
        </table:table-row>
        <table:table-row table:style-name="ro1">
          <table:table-cell office:value-type="float" office:value="211.9734" calcext:value-type="float">
            <text:p>211.9734</text:p>
          </table:table-cell>
        </table:table-row>
        <table:table-row table:style-name="ro1">
          <table:table-cell office:value-type="float" office:value="217.4515" calcext:value-type="float">
            <text:p>217.4515</text:p>
          </table:table-cell>
        </table:table-row>
        <table:table-row table:style-name="ro1">
          <table:table-cell office:value-type="float" office:value="212.8053" calcext:value-type="float">
            <text:p>212.8053</text:p>
          </table:table-cell>
        </table:table-row>
        <table:table-row table:style-name="ro1">
          <table:table-cell office:value-type="float" office:value="211.6365" calcext:value-type="float">
            <text:p>211.6365</text:p>
          </table:table-cell>
        </table:table-row>
        <table:table-row table:style-name="ro1">
          <table:table-cell office:value-type="float" office:value="228.0171" calcext:value-type="float">
            <text:p>228.0171</text:p>
          </table:table-cell>
        </table:table-row>
        <table:table-row table:style-name="ro1">
          <table:table-cell office:value-type="float" office:value="217.1468" calcext:value-type="float">
            <text:p>217.1468</text:p>
          </table:table-cell>
        </table:table-row>
        <table:table-row table:style-name="ro1">
          <table:table-cell office:value-type="float" office:value="214.653" calcext:value-type="float">
            <text:p>214.653</text:p>
          </table:table-cell>
        </table:table-row>
        <table:table-row table:style-name="ro1">
          <table:table-cell office:value-type="float" office:value="216.1265" calcext:value-type="float">
            <text:p>216.1265</text:p>
          </table:table-cell>
        </table:table-row>
        <table:table-row table:style-name="ro1">
          <table:table-cell office:value-type="float" office:value="214.2992" calcext:value-type="float">
            <text:p>214.2992</text:p>
          </table:table-cell>
        </table:table-row>
        <table:table-row table:style-name="ro1">
          <table:table-cell office:value-type="float" office:value="216.6272" calcext:value-type="float">
            <text:p>216.6272</text:p>
          </table:table-cell>
        </table:table-row>
        <table:table-row table:style-name="ro1">
          <table:table-cell office:value-type="float" office:value="213.8128" calcext:value-type="float">
            <text:p>213.8128</text:p>
          </table:table-cell>
        </table:table-row>
        <table:table-row table:style-name="ro1">
          <table:table-cell office:value-type="float" office:value="219.0555" calcext:value-type="float">
            <text:p>219.0555</text:p>
          </table:table-cell>
        </table:table-row>
        <table:table-row table:style-name="ro1">
          <table:table-cell office:value-type="float" office:value="211.9507" calcext:value-type="float">
            <text:p>211.9507</text:p>
          </table:table-cell>
        </table:table-row>
        <table:table-row table:style-name="ro1">
          <table:table-cell office:value-type="float" office:value="210.447" calcext:value-type="float">
            <text:p>210.447</text:p>
          </table:table-cell>
        </table:table-row>
        <table:table-row table:style-name="ro1">
          <table:table-cell office:value-type="float" office:value="215.7817" calcext:value-type="float">
            <text:p>215.7817</text:p>
          </table:table-cell>
        </table:table-row>
        <table:table-row table:style-name="ro1">
          <table:table-cell office:value-type="float" office:value="214.3373" calcext:value-type="float">
            <text:p>214.3373</text:p>
          </table:table-cell>
        </table:table-row>
        <table:table-row table:style-name="ro1">
          <table:table-cell office:value-type="float" office:value="212.7527" calcext:value-type="float">
            <text:p>212.7527</text:p>
          </table:table-cell>
        </table:table-row>
        <table:table-row table:style-name="ro1">
          <table:table-cell office:value-type="float" office:value="222.7133" calcext:value-type="float">
            <text:p>222.7133</text:p>
          </table:table-cell>
        </table:table-row>
        <table:table-row table:style-name="ro1">
          <table:table-cell office:value-type="float" office:value="215.7294" calcext:value-type="float">
            <text:p>215.7294</text:p>
          </table:table-cell>
        </table:table-row>
        <table:table-row table:style-name="ro1">
          <table:table-cell office:value-type="float" office:value="217.0791" calcext:value-type="float">
            <text:p>217.0791</text:p>
          </table:table-cell>
        </table:table-row>
        <table:table-row table:style-name="ro1">
          <table:table-cell office:value-type="float" office:value="210.4355" calcext:value-type="float">
            <text:p>210.4355</text:p>
          </table:table-cell>
        </table:table-row>
        <table:table-row table:style-name="ro1">
          <table:table-cell office:value-type="float" office:value="211.7624" calcext:value-type="float">
            <text:p>211.7624</text:p>
          </table:table-cell>
        </table:table-row>
        <table:table-row table:style-name="ro1">
          <table:table-cell office:value-type="float" office:value="219.6044" calcext:value-type="float">
            <text:p>219.6044</text:p>
          </table:table-cell>
        </table:table-row>
        <table:table-row table:style-name="ro1">
          <table:table-cell office:value-type="float" office:value="213.1225" calcext:value-type="float">
            <text:p>213.1225</text:p>
          </table:table-cell>
        </table:table-row>
        <table:table-row table:style-name="ro1">
          <table:table-cell office:value-type="float" office:value="223.1837" calcext:value-type="float">
            <text:p>223.1837</text:p>
          </table:table-cell>
        </table:table-row>
        <table:table-row table:style-name="ro1">
          <table:table-cell office:value-type="float" office:value="212.4527" calcext:value-type="float">
            <text:p>212.4527</text:p>
          </table:table-cell>
        </table:table-row>
        <table:table-row table:style-name="ro1">
          <table:table-cell office:value-type="float" office:value="210.9235" calcext:value-type="float">
            <text:p>210.9235</text:p>
          </table:table-cell>
        </table:table-row>
        <table:table-row table:style-name="ro1">
          <table:table-cell office:value-type="float" office:value="213.3182" calcext:value-type="float">
            <text:p>213.3182</text:p>
          </table:table-cell>
        </table:table-row>
        <table:table-row table:style-name="ro1">
          <table:table-cell office:value-type="float" office:value="209.671" calcext:value-type="float">
            <text:p>209.671</text:p>
          </table:table-cell>
        </table:table-row>
        <table:table-row table:style-name="ro1">
          <table:table-cell office:value-type="float" office:value="211.1624" calcext:value-type="float">
            <text:p>211.1624</text:p>
          </table:table-cell>
        </table:table-row>
        <table:table-row table:style-name="ro1">
          <table:table-cell office:value-type="float" office:value="226.616" calcext:value-type="float">
            <text:p>226.616</text:p>
          </table:table-cell>
        </table:table-row>
        <table:table-row table:style-name="ro1">
          <table:table-cell office:value-type="float" office:value="215.1635" calcext:value-type="float">
            <text:p>215.1635</text:p>
          </table:table-cell>
        </table:table-row>
        <table:table-row table:style-name="ro1">
          <table:table-cell office:value-type="float" office:value="217.0536" calcext:value-type="float">
            <text:p>217.0536</text:p>
          </table:table-cell>
        </table:table-row>
        <table:table-row table:style-name="ro1">
          <table:table-cell office:value-type="float" office:value="208.0596" calcext:value-type="float">
            <text:p>208.0596</text:p>
          </table:table-cell>
        </table:table-row>
        <table:table-row table:style-name="ro1">
          <table:table-cell office:value-type="float" office:value="211.0749" calcext:value-type="float">
            <text:p>211.0749</text:p>
          </table:table-cell>
        </table:table-row>
        <table:table-row table:style-name="ro1">
          <table:table-cell office:value-type="float" office:value="213.5631" calcext:value-type="float">
            <text:p>213.5631</text:p>
          </table:table-cell>
        </table:table-row>
        <table:table-row table:style-name="ro1">
          <table:table-cell office:value-type="float" office:value="216.9838" calcext:value-type="float">
            <text:p>216.9838</text:p>
          </table:table-cell>
        </table:table-row>
        <table:table-row table:style-name="ro1">
          <table:table-cell office:value-type="float" office:value="229.0687" calcext:value-type="float">
            <text:p>229.0687</text:p>
          </table:table-cell>
        </table:table-row>
        <table:table-row table:style-name="ro1">
          <table:table-cell office:value-type="float" office:value="213.7756" calcext:value-type="float">
            <text:p>213.7756</text:p>
          </table:table-cell>
        </table:table-row>
        <table:table-row table:style-name="ro1">
          <table:table-cell office:value-type="float" office:value="213.798" calcext:value-type="float">
            <text:p>213.798</text:p>
          </table:table-cell>
        </table:table-row>
        <table:table-row table:style-name="ro1">
          <table:table-cell office:value-type="float" office:value="213.6771" calcext:value-type="float">
            <text:p>213.6771</text:p>
          </table:table-cell>
        </table:table-row>
        <table:table-row table:style-name="ro1">
          <table:table-cell office:value-type="float" office:value="211.5862" calcext:value-type="float">
            <text:p>211.5862</text:p>
          </table:table-cell>
        </table:table-row>
        <table:table-row table:style-name="ro1">
          <table:table-cell office:value-type="float" office:value="214.9562" calcext:value-type="float">
            <text:p>214.9562</text:p>
          </table:table-cell>
        </table:table-row>
        <table:table-row table:style-name="ro1">
          <table:table-cell office:value-type="float" office:value="215.2049" calcext:value-type="float">
            <text:p>215.2049</text:p>
          </table:table-cell>
        </table:table-row>
        <table:table-row table:style-name="ro1">
          <table:table-cell office:value-type="float" office:value="224.751" calcext:value-type="float">
            <text:p>224.751</text:p>
          </table:table-cell>
        </table:table-row>
        <table:table-row table:style-name="ro1">
          <table:table-cell office:value-type="float" office:value="211.4488" calcext:value-type="float">
            <text:p>211.4488</text:p>
          </table:table-cell>
        </table:table-row>
        <table:table-row table:style-name="ro1">
          <table:table-cell office:value-type="float" office:value="214.5832" calcext:value-type="float">
            <text:p>214.5832</text:p>
          </table:table-cell>
        </table:table-row>
        <table:table-row table:style-name="ro1">
          <table:table-cell office:value-type="float" office:value="214.8262" calcext:value-type="float">
            <text:p>214.8262</text:p>
          </table:table-cell>
        </table:table-row>
        <table:table-row table:style-name="ro1">
          <table:table-cell office:value-type="float" office:value="214.3468" calcext:value-type="float">
            <text:p>214.3468</text:p>
          </table:table-cell>
        </table:table-row>
        <table:table-row table:style-name="ro1">
          <table:table-cell office:value-type="float" office:value="212.8566" calcext:value-type="float">
            <text:p>212.8566</text:p>
          </table:table-cell>
        </table:table-row>
        <table:table-row table:style-name="ro1">
          <table:table-cell office:value-type="float" office:value="225.1737" calcext:value-type="float">
            <text:p>225.1737</text:p>
          </table:table-cell>
        </table:table-row>
        <table:table-row table:style-name="ro1">
          <table:table-cell office:value-type="float" office:value="209.0023" calcext:value-type="float">
            <text:p>209.0023</text:p>
          </table:table-cell>
        </table:table-row>
        <table:table-row table:style-name="ro1">
          <table:table-cell office:value-type="float" office:value="214.2573" calcext:value-type="float">
            <text:p>214.2573</text:p>
          </table:table-cell>
        </table:table-row>
        <table:table-row table:style-name="ro1">
          <table:table-cell office:value-type="float" office:value="212.9794" calcext:value-type="float">
            <text:p>212.9794</text:p>
          </table:table-cell>
        </table:table-row>
        <table:table-row table:style-name="ro1">
          <table:table-cell office:value-type="float" office:value="211.3607" calcext:value-type="float">
            <text:p>211.3607</text:p>
          </table:table-cell>
        </table:table-row>
        <table:table-row table:style-name="ro1">
          <table:table-cell office:value-type="float" office:value="215.0579" calcext:value-type="float">
            <text:p>215.0579</text:p>
          </table:table-cell>
        </table:table-row>
        <table:table-row table:style-name="ro1">
          <table:table-cell office:value-type="float" office:value="214.4848" calcext:value-type="float">
            <text:p>214.4848</text:p>
          </table:table-cell>
        </table:table-row>
        <table:table-row table:style-name="ro1">
          <table:table-cell office:value-type="float" office:value="225.7541" calcext:value-type="float">
            <text:p>225.7541</text:p>
          </table:table-cell>
        </table:table-row>
        <table:table-row table:style-name="ro1">
          <table:table-cell office:value-type="float" office:value="213.4155" calcext:value-type="float">
            <text:p>213.4155</text:p>
          </table:table-cell>
        </table:table-row>
        <table:table-row table:style-name="ro1">
          <table:table-cell office:value-type="float" office:value="214.5083" calcext:value-type="float">
            <text:p>214.5083</text:p>
          </table:table-cell>
        </table:table-row>
        <table:table-row table:style-name="ro1">
          <table:table-cell office:value-type="float" office:value="214.5409" calcext:value-type="float">
            <text:p>214.5409</text:p>
          </table:table-cell>
        </table:table-row>
        <table:table-row table:style-name="ro1">
          <table:table-cell office:value-type="float" office:value="211.6549" calcext:value-type="float">
            <text:p>211.6549</text:p>
          </table:table-cell>
        </table:table-row>
        <table:table-row table:style-name="ro1">
          <table:table-cell office:value-type="float" office:value="210.586" calcext:value-type="float">
            <text:p>210.586</text:p>
          </table:table-cell>
        </table:table-row>
        <table:table-row table:style-name="ro1">
          <table:table-cell office:value-type="float" office:value="228.7384" calcext:value-type="float">
            <text:p>228.7384</text:p>
          </table:table-cell>
        </table:table-row>
        <table:table-row table:style-name="ro1">
          <table:table-cell office:value-type="float" office:value="211.2873" calcext:value-type="float">
            <text:p>211.2873</text:p>
          </table:table-cell>
        </table:table-row>
        <table:table-row table:style-name="ro1">
          <table:table-cell office:value-type="float" office:value="214.2835" calcext:value-type="float">
            <text:p>214.2835</text:p>
          </table:table-cell>
        </table:table-row>
        <table:table-row table:style-name="ro1">
          <table:table-cell office:value-type="float" office:value="214.2306" calcext:value-type="float">
            <text:p>214.2306</text:p>
          </table:table-cell>
        </table:table-row>
        <table:table-row table:style-name="ro1">
          <table:table-cell office:value-type="float" office:value="215.4319" calcext:value-type="float">
            <text:p>215.4319</text:p>
          </table:table-cell>
        </table:table-row>
        <table:table-row table:style-name="ro1">
          <table:table-cell office:value-type="float" office:value="211.2572" calcext:value-type="float">
            <text:p>211.2572</text:p>
          </table:table-cell>
        </table:table-row>
        <table:table-row table:style-name="ro1">
          <table:table-cell office:value-type="float" office:value="216.7019" calcext:value-type="float">
            <text:p>216.7019</text:p>
          </table:table-cell>
        </table:table-row>
        <table:table-row table:style-name="ro1">
          <table:table-cell office:value-type="float" office:value="222.2339" calcext:value-type="float">
            <text:p>222.2339</text:p>
          </table:table-cell>
        </table:table-row>
        <table:table-row table:style-name="ro1">
          <table:table-cell office:value-type="float" office:value="212.2984" calcext:value-type="float">
            <text:p>212.2984</text:p>
          </table:table-cell>
        </table:table-row>
        <table:table-row table:style-name="ro1">
          <table:table-cell office:value-type="float" office:value="213.6258" calcext:value-type="float">
            <text:p>213.6258</text:p>
          </table:table-cell>
        </table:table-row>
        <table:table-row table:style-name="ro1">
          <table:table-cell office:value-type="float" office:value="213.4125" calcext:value-type="float">
            <text:p>213.4125</text:p>
          </table:table-cell>
        </table:table-row>
        <table:table-row table:style-name="ro1">
          <table:table-cell office:value-type="float" office:value="216.631" calcext:value-type="float">
            <text:p>216.631</text:p>
          </table:table-cell>
        </table:table-row>
        <table:table-row table:style-name="ro1">
          <table:table-cell office:value-type="float" office:value="210.2322" calcext:value-type="float">
            <text:p>210.2322</text:p>
          </table:table-cell>
        </table:table-row>
        <table:table-row table:style-name="ro1">
          <table:table-cell office:value-type="float" office:value="216.4538" calcext:value-type="float">
            <text:p>216.4538</text:p>
          </table:table-cell>
        </table:table-row>
        <table:table-row table:style-name="ro1">
          <table:table-cell office:value-type="float" office:value="217.8805" calcext:value-type="float">
            <text:p>217.8805</text:p>
          </table:table-cell>
        </table:table-row>
        <table:table-row table:style-name="ro1">
          <table:table-cell office:value-type="float" office:value="213.9892" calcext:value-type="float">
            <text:p>213.9892</text:p>
          </table:table-cell>
        </table:table-row>
        <table:table-row table:style-name="ro1">
          <table:table-cell office:value-type="float" office:value="215.1833" calcext:value-type="float">
            <text:p>215.1833</text:p>
          </table:table-cell>
        </table:table-row>
        <table:table-row table:style-name="ro1">
          <table:table-cell office:value-type="float" office:value="213.8664" calcext:value-type="float">
            <text:p>213.8664</text:p>
          </table:table-cell>
        </table:table-row>
        <table:table-row table:style-name="ro1">
          <table:table-cell office:value-type="float" office:value="212.9658" calcext:value-type="float">
            <text:p>212.9658</text:p>
          </table:table-cell>
        </table:table-row>
        <table:table-row table:style-name="ro1">
          <table:table-cell office:value-type="float" office:value="213.0196" calcext:value-type="float">
            <text:p>213.0196</text:p>
          </table:table-cell>
        </table:table-row>
        <table:table-row table:style-name="ro1">
          <table:table-cell office:value-type="float" office:value="224.6848" calcext:value-type="float">
            <text:p>224.6848</text:p>
          </table:table-cell>
        </table:table-row>
        <table:table-row table:style-name="ro1">
          <table:table-cell office:value-type="float" office:value="210.6142" calcext:value-type="float">
            <text:p>210.6142</text:p>
          </table:table-cell>
        </table:table-row>
        <table:table-row table:style-name="ro1">
          <table:table-cell office:value-type="float" office:value="214.0123" calcext:value-type="float">
            <text:p>214.0123</text:p>
          </table:table-cell>
        </table:table-row>
        <table:table-row table:style-name="ro1">
          <table:table-cell office:value-type="float" office:value="214.9921" calcext:value-type="float">
            <text:p>214.9921</text:p>
          </table:table-cell>
        </table:table-row>
        <table:table-row table:style-name="ro1">
          <table:table-cell office:value-type="float" office:value="214.8529" calcext:value-type="float">
            <text:p>214.8529</text:p>
          </table:table-cell>
        </table:table-row>
        <table:table-row table:style-name="ro1">
          <table:table-cell office:value-type="float" office:value="212.4799" calcext:value-type="float">
            <text:p>212.4799</text:p>
          </table:table-cell>
        </table:table-row>
        <table:table-row table:style-name="ro1">
          <table:table-cell office:value-type="float" office:value="217.0461" calcext:value-type="float">
            <text:p>217.0461</text:p>
          </table:table-cell>
        </table:table-row>
        <table:table-row table:style-name="ro1">
          <table:table-cell office:value-type="float" office:value="223.6664" calcext:value-type="float">
            <text:p>223.6664</text:p>
          </table:table-cell>
        </table:table-row>
        <table:table-row table:style-name="ro1">
          <table:table-cell office:value-type="float" office:value="211.5564" calcext:value-type="float">
            <text:p>211.5564</text:p>
          </table:table-cell>
        </table:table-row>
        <table:table-row table:style-name="ro1">
          <table:table-cell office:value-type="float" office:value="219.7079" calcext:value-type="float">
            <text:p>219.7079</text:p>
          </table:table-cell>
        </table:table-row>
        <table:table-row table:style-name="ro1">
          <table:table-cell office:value-type="float" office:value="211.8132" calcext:value-type="float">
            <text:p>211.8132</text:p>
          </table:table-cell>
        </table:table-row>
        <table:table-row table:style-name="ro1">
          <table:table-cell office:value-type="float" office:value="212.1449" calcext:value-type="float">
            <text:p>212.1449</text:p>
          </table:table-cell>
        </table:table-row>
        <table:table-row table:style-name="ro1">
          <table:table-cell office:value-type="float" office:value="211.3682" calcext:value-type="float">
            <text:p>211.3682</text:p>
          </table:table-cell>
        </table:table-row>
        <table:table-row table:style-name="ro1">
          <table:table-cell office:value-type="float" office:value="223.2022" calcext:value-type="float">
            <text:p>223.2022</text:p>
          </table:table-cell>
        </table:table-row>
        <table:table-row table:style-name="ro1">
          <table:table-cell office:value-type="float" office:value="214.1642" calcext:value-type="float">
            <text:p>214.1642</text:p>
          </table:table-cell>
        </table:table-row>
        <table:table-row table:style-name="ro1">
          <table:table-cell office:value-type="float" office:value="206.7556" calcext:value-type="float">
            <text:p>206.7556</text:p>
          </table:table-cell>
        </table:table-row>
        <table:table-row table:style-name="ro1">
          <table:table-cell office:value-type="float" office:value="217.2756" calcext:value-type="float">
            <text:p>217.2756</text:p>
          </table:table-cell>
        </table:table-row>
        <table:table-row table:style-name="ro1">
          <table:table-cell office:value-type="float" office:value="215.363" calcext:value-type="float">
            <text:p>215.363</text:p>
          </table:table-cell>
        </table:table-row>
        <table:table-row table:style-name="ro1">
          <table:table-cell office:value-type="float" office:value="212.5863" calcext:value-type="float">
            <text:p>212.5863</text:p>
          </table:table-cell>
        </table:table-row>
        <table:table-row table:style-name="ro1">
          <table:table-cell office:value-type="float" office:value="212.4857" calcext:value-type="float">
            <text:p>212.4857</text:p>
          </table:table-cell>
        </table:table-row>
        <table:table-row table:style-name="ro1">
          <table:table-cell office:value-type="float" office:value="225.672" calcext:value-type="float">
            <text:p>225.672</text:p>
          </table:table-cell>
        </table:table-row>
        <table:table-row table:style-name="ro1">
          <table:table-cell office:value-type="float" office:value="213.5275" calcext:value-type="float">
            <text:p>213.5275</text:p>
          </table:table-cell>
        </table:table-row>
        <table:table-row table:style-name="ro1">
          <table:table-cell office:value-type="float" office:value="209.8296" calcext:value-type="float">
            <text:p>209.8296</text:p>
          </table:table-cell>
        </table:table-row>
        <table:table-row table:style-name="ro1">
          <table:table-cell office:value-type="float" office:value="218.6058" calcext:value-type="float">
            <text:p>218.6058</text:p>
          </table:table-cell>
        </table:table-row>
        <table:table-row table:style-name="ro1">
          <table:table-cell office:value-type="float" office:value="214.3298" calcext:value-type="float">
            <text:p>214.3298</text:p>
          </table:table-cell>
        </table:table-row>
        <table:table-row table:style-name="ro1">
          <table:table-cell office:value-type="float" office:value="213.5211" calcext:value-type="float">
            <text:p>213.5211</text:p>
          </table:table-cell>
        </table:table-row>
        <table:table-row table:style-name="ro1">
          <table:table-cell office:value-type="float" office:value="222.2935" calcext:value-type="float">
            <text:p>222.2935</text:p>
          </table:table-cell>
        </table:table-row>
        <table:table-row table:style-name="ro1">
          <table:table-cell office:value-type="float" office:value="215.1491" calcext:value-type="float">
            <text:p>215.1491</text:p>
          </table:table-cell>
        </table:table-row>
        <table:table-row table:style-name="ro1">
          <table:table-cell office:value-type="float" office:value="211.7549" calcext:value-type="float">
            <text:p>211.7549</text:p>
          </table:table-cell>
        </table:table-row>
        <table:table-row table:style-name="ro1">
          <table:table-cell office:value-type="float" office:value="216.0829" calcext:value-type="float">
            <text:p>216.0829</text:p>
          </table:table-cell>
        </table:table-row>
        <table:table-row table:style-name="ro1">
          <table:table-cell office:value-type="float" office:value="214.9604" calcext:value-type="float">
            <text:p>214.9604</text:p>
          </table:table-cell>
        </table:table-row>
        <table:table-row table:style-name="ro1">
          <table:table-cell office:value-type="float" office:value="218.6307" calcext:value-type="float">
            <text:p>218.6307</text:p>
          </table:table-cell>
        </table:table-row>
        <table:table-row table:style-name="ro1">
          <table:table-cell office:value-type="float" office:value="235.0348" calcext:value-type="float">
            <text:p>235.0348</text:p>
          </table:table-cell>
        </table:table-row>
      </table:table>
      <table:named-expressions/>
      <table:database-ranges>
        <table:database-range table:name="__Anonymous_Sheet_DB__0" table:target-range-address="log.A1:log.A50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5T15:57:33.759977491</dc:date>
    <meta:editing-duration>PT5M9S</meta:editing-duration>
    <meta:editing-cycles>2</meta:editing-cycles>
    <meta:generator>LibreOffice/6.0.7.3$Linux_X86_64 LibreOffice_project/00m0$Build-3</meta:generator>
    <meta:document-statistic meta:table-count="1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9.006cm" xlink:href=".." xlink:type="simple" chart:class="chart:bar" chart:style-name="ch1">
        <chart:legend chart:legend-position="end" svg:x="13.731cm" svg:y="4.204cm" style:legend-expansion="high" chart:style-name="ch2"/>
        <chart:plot-area chart:style-name="ch3" table:cell-range-address="log.A1:log.A500" svg:x="0.319cm" svg:y="0.18cm" svg:width="13.093cm" svg:height="8.646cm">
          <chartooo:coordinate-region svg:x="1.126cm" svg:y="0.301cm" svg:width="12.286cm" svg:height="7.5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log.A1:log.A500" chart:class="chart:bar">
            <chart:data-point chart:repeated="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3.2757">
                <text:p>213.2757</text:p>
                <draw:g>
                  <svg:desc>log.A1:log.A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0.2009">
                <text:p>210.2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5.8018">
                <text:p>215.80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3.3338">
                <text:p>213.33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2.929">
                <text:p>212.9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.3195">
                <text:p>87.31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.5925">
                <text:p>74.59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.2659">
                <text:p>82.26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2.8578">
                <text:p>92.85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.1905">
                <text:p>82.19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3.5764">
                <text:p>103.57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4.0511">
                <text:p>114.05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2.3687">
                <text:p>112.36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1.0415">
                <text:p>101.04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.2009">
                <text:p>88.20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9.0192">
                <text:p>89.01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4.6427">
                <text:p>114.64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8.7794">
                <text:p>78.77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.8338">
                <text:p>95.83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3.9814">
                <text:p>73.98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.7858">
                <text:p>102.78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3.9478">
                <text:p>123.94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0.6346">
                <text:p>130.63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.068">
                <text:p>81.0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9.1858">
                <text:p>129.18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5.2346">
                <text:p>135.23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0.8566">
                <text:p>120.85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7.9012">
                <text:p>117.90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.3955">
                <text:p>84.39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4.9886">
                <text:p>74.98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7.3767">
                <text:p>97.37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1.571">
                <text:p>101.5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.1444">
                <text:p>66.14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5.1843">
                <text:p>95.18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7.511">
                <text:p>87.5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9.2439">
                <text:p>99.24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3.5074">
                <text:p>93.50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0.0945">
                <text:p>80.09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.7252">
                <text:p>80.72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9.9924">
                <text:p>119.99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2.5159">
                <text:p>112.51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0.9185">
                <text:p>90.91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8.2405">
                <text:p>78.24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8.3534">
                <text:p>78.35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1.046">
                <text:p>81.0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8.3509">
                <text:p>98.35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7.014">
                <text:p>117.0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6.5624">
                <text:p>106.56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.1882">
                <text:p>98.18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7.6612">
                <text:p>117.66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9.3941">
                <text:p>129.39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1.2343">
                <text:p>111.23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9.18">
                <text:p>119.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1.9456">
                <text:p>121.94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5.5084">
                <text:p>135.50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.8625">
                <text:p>67.86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3.2812">
                <text:p>133.28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7.4327">
                <text:p>107.43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3.4364">
                <text:p>93.43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8.7973">
                <text:p>78.79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9.213">
                <text:p>79.2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6.8708">
                <text:p>116.87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7.5948">
                <text:p>107.59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7.0387">
                <text:p>97.03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6.6789">
                <text:p>96.67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.7443">
                <text:p>105.74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4.4816">
                <text:p>114.48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3.7652">
                <text:p>113.76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1.57">
                <text:p>31.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9.6911">
                <text:p>109.69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2.4652">
                <text:p>52.46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3.2718">
                <text:p>113.27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4.2432">
                <text:p>124.24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3.5942">
                <text:p>93.59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8.5808">
                <text:p>78.58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2.6559">
                <text:p>112.65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9.4671">
                <text:p>99.46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0.9602">
                <text:p>60.96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9.1651">
                <text:p>119.16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6.6411">
                <text:p>96.64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2.2589">
                <text:p>62.25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9.0451">
                <text:p>99.04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4.7595">
                <text:p>114.75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3.7282">
                <text:p>103.72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1.9829">
                <text:p>91.98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2.1024">
                <text:p>92.10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7.3895">
                <text:p>117.38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2.5992">
                <text:p>82.59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1.7721">
                <text:p>131.77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1.2004">
                <text:p>121.20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7.9499">
                <text:p>117.94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2.7251">
                <text:p>112.72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8.224">
                <text:p>118.2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6.6357">
                <text:p>96.63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1.7078">
                <text:p>91.70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2.0451">
                <text:p>92.04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.8814">
                <text:p>96.88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.9145">
                <text:p>52.91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6.955">
                <text:p>86.9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7.4487">
                <text:p>97.44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2.1215">
                <text:p>62.12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1.6026">
                <text:p>81.60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4.0855">
                <text:p>104.08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5.8362">
                <text:p>115.83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0.4621">
                <text:p>90.46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9.0541">
                <text:p>99.05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2.5167">
                <text:p>132.51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0.5243">
                <text:p>100.52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0.8069">
                <text:p>130.80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5.9884">
                <text:p>105.98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6.3324">
                <text:p>96.33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0.3015">
                <text:p>130.30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5.3245">
                <text:p>85.32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5.2439">
                <text:p>85.24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8.3731">
                <text:p>88.37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3.5202">
                <text:p>113.52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8.4932">
                <text:p>78.49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3.3303">
                <text:p>53.33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9.1677">
                <text:p>99.16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4.7545">
                <text:p>54.75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4.9351">
                <text:p>114.935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1.7197">
                <text:p>131.71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2.7463">
                <text:p>72.74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3.3382">
                <text:p>113.33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1.7475">
                <text:p>111.74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3.4604">
                <text:p>113.46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2.183">
                <text:p>102.18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2.5021">
                <text:p>102.50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5.2134">
                <text:p>125.21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4.7754">
                <text:p>94.77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6.1606">
                <text:p>96.16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4.0088">
                <text:p>64.00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1.5925">
                <text:p>71.59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4.7307">
                <text:p>114.73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7.989">
                <text:p>107.98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6.8329">
                <text:p>116.832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0.4136">
                <text:p>110.41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6.4634">
                <text:p>66.46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0.1333">
                <text:p>100.13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5.042">
                <text:p>105.0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2.9535">
                <text:p>92.95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1.1125">
                <text:p>81.11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2.4245">
                <text:p>82.42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5.5763">
                <text:p>65.57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5.7534">
                <text:p>85.75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8.4966">
                <text:p>128.49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4.3731">
                <text:p>74.37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7.0332">
                <text:p>117.03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2.6392">
                <text:p>102.63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4.1471">
                <text:p>114.147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7.8796">
                <text:p>97.87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3.6812">
                <text:p>73.68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4.1606">
                <text:p>114.16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7.604">
                <text:p>97.6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6.758">
                <text:p>86.7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3.2815">
                <text:p>93.28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1.5064">
                <text:p>131.50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3.141">
                <text:p>103.1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4.3541">
                <text:p>104.354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2.1273">
                <text:p>92.127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2.645">
                <text:p>132.6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1.8179">
                <text:p>111.817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3.7031">
                <text:p>83.703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8.6541">
                <text:p>128.65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8.9946">
                <text:p>88.994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4.3446">
                <text:p>134.34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5.2565">
                <text:p>125.256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5.3848">
                <text:p>95.38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1.9737">
                <text:p>81.973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5.2961">
                <text:p>105.296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4.5713">
                <text:p>114.57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0.9955">
                <text:p>110.99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9.8694">
                <text:p>79.86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8.9361">
                <text:p>158.93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7.7315">
                <text:p>217.73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22.8016">
                <text:p>222.80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7.4829">
                <text:p>147.48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8.5731">
                <text:p>78.573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4.0009">
                <text:p>84.00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1.5172">
                <text:p>101.51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2.7626">
                <text:p>52.76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6.0056">
                <text:p>106.005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7.5808">
                <text:p>107.58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9.777">
                <text:p>109.7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0.6996">
                <text:p>80.69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6.6504">
                <text:p>66.650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4.799">
                <text:p>114.7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1.2224">
                <text:p>111.22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2.5771">
                <text:p>62.57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5.494">
                <text:p>95.49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3.1525">
                <text:p>93.15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0.896">
                <text:p>140.8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4.3247">
                <text:p>214.324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2.9977">
                <text:p>212.997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3.9777">
                <text:p>213.97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1.9341">
                <text:p>211.934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0.7289">
                <text:p>210.728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5.7577">
                <text:p>215.757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9.4319">
                <text:p>209.43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9.738">
                <text:p>209.73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7.51">
                <text:p>217.5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5.8264">
                <text:p>215.82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9.7281">
                <text:p>209.728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5.9737">
                <text:p>215.97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2.8953">
                <text:p>212.895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1.316">
                <text:p>211.3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8.0631">
                <text:p>218.063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6.3771">
                <text:p>216.37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2.4731">
                <text:p>212.473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5.2598">
                <text:p>215.259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4.4606">
                <text:p>214.46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8.8998">
                <text:p>208.899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4.8912">
                <text:p>214.89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8.0972">
                <text:p>218.097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8.9772">
                <text:p>208.977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.6173">
                <text:p>215.61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4.0948">
                <text:p>214.09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7.4164">
                <text:p>207.416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6.2169">
                <text:p>216.216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5.1552">
                <text:p>215.15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9.1535">
                <text:p>209.153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1.2295">
                <text:p>211.229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13.4176">
                <text:p>213.41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11.9974">
                <text:p>211.997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13.3854">
                <text:p>213.385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2.2587">
                <text:p>212.258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9.671">
                <text:p>209.67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11.8853">
                <text:p>211.885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15.4175">
                <text:p>215.41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2.8203">
                <text:p>212.820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09.2573">
                <text:p>209.257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4.0503">
                <text:p>214.050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5.4675">
                <text:p>215.46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2.9884">
                <text:p>212.988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5.0748">
                <text:p>215.074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15.8224">
                <text:p>215.82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09.0956">
                <text:p>209.095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15.216">
                <text:p>215.2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13.0285">
                <text:p>213.028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09.166">
                <text:p>209.16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14.2466">
                <text:p>214.246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15.178">
                <text:p>215.17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10.9533">
                <text:p>210.95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14.0871">
                <text:p>214.087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17.3577">
                <text:p>217.357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11.6062">
                <text:p>211.606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12.9336">
                <text:p>212.933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13.9234">
                <text:p>213.923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11.1791">
                <text:p>211.179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15.422">
                <text:p>215.42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17.2311">
                <text:p>217.231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12.595">
                <text:p>212.59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14.7386">
                <text:p>214.738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16.8248">
                <text:p>216.824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13.8146">
                <text:p>213.814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13.1501">
                <text:p>213.150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14.2643">
                <text:p>214.264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14.7206">
                <text:p>214.720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13.0082">
                <text:p>213.008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13.5605">
                <text:p>213.560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14.6348">
                <text:p>214.634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10.1576">
                <text:p>210.157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22.0473">
                <text:p>222.047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12.8417">
                <text:p>212.841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10.2072">
                <text:p>210.207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13.4288">
                <text:p>213.428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7.5152">
                <text:p>207.51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08.226">
                <text:p>208.22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08.7196">
                <text:p>208.719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8.1228">
                <text:p>208.122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16.5671">
                <text:p>216.567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12.9073">
                <text:p>212.907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15.4597">
                <text:p>215.459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13.469">
                <text:p>213.46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09.5858">
                <text:p>209.585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19.6957">
                <text:p>219.695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13.1421">
                <text:p>213.142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15.7489">
                <text:p>215.748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17.2141">
                <text:p>217.214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13.4131">
                <text:p>213.413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14.4241">
                <text:p>214.424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15.2564">
                <text:p>215.256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12.5072">
                <text:p>212.507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14.9136">
                <text:p>214.913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17.6446">
                <text:p>217.644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19.7103">
                <text:p>219.710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16.5689">
                <text:p>216.568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15.1869">
                <text:p>215.186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15.4704">
                <text:p>215.470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14.1742">
                <text:p>214.174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11.5762">
                <text:p>211.576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12.2399">
                <text:p>212.239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12.5803">
                <text:p>212.580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15.933">
                <text:p>215.9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18.1901">
                <text:p>218.190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11.1947">
                <text:p>211.194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11.6253">
                <text:p>211.625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17.6771">
                <text:p>217.677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11.1491">
                <text:p>211.149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12.6642">
                <text:p>212.664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15.5637">
                <text:p>215.563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15.0547">
                <text:p>215.054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10.5482">
                <text:p>210.548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16.6399">
                <text:p>216.639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18.5725">
                <text:p>218.57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15.3424">
                <text:p>215.342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12.1799">
                <text:p>212.179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12.7556">
                <text:p>212.755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18.244">
                <text:p>218.24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12.7403">
                <text:p>212.740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12.5183">
                <text:p>212.518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14.8119">
                <text:p>214.811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13.3829">
                <text:p>213.382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10.868">
                <text:p>210.86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17.0073">
                <text:p>217.007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15.0605">
                <text:p>215.060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10.8011">
                <text:p>210.801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11.9184">
                <text:p>211.918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15.5367">
                <text:p>215.53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14.0677">
                <text:p>214.067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13.9059">
                <text:p>213.905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13.8031">
                <text:p>213.803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13.0021">
                <text:p>213.002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13.8584">
                <text:p>213.858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12.6331">
                <text:p>212.633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16.875">
                <text:p>216.87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11.4007">
                <text:p>211.400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13.7587">
                <text:p>213.758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15.2564">
                <text:p>215.256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10.5886">
                <text:p>210.588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12.2446">
                <text:p>212.244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34.1818">
                <text:p>234.181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14.0633">
                <text:p>214.063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16.3976">
                <text:p>216.397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11.2038">
                <text:p>211.203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14.3261">
                <text:p>214.326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18.2807">
                <text:p>218.280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12.6336">
                <text:p>212.633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13.671">
                <text:p>213.67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11.735">
                <text:p>211.73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10.9464">
                <text:p>210.946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12.7941">
                <text:p>212.794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15.3705">
                <text:p>215.370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12.0776">
                <text:p>212.077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11.7053">
                <text:p>211.705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12.947">
                <text:p>212.94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14.8939">
                <text:p>214.893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13.8187">
                <text:p>213.818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15.953">
                <text:p>215.95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15.0983">
                <text:p>215.098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16.9036">
                <text:p>216.903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12.1048">
                <text:p>212.104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11.102">
                <text:p>211.10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17.423">
                <text:p>217.42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14.0094">
                <text:p>214.009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22.016">
                <text:p>222.01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17.577">
                <text:p>217.57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15.8384">
                <text:p>215.838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15.9799">
                <text:p>215.979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14.0482">
                <text:p>214.048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19.588">
                <text:p>219.58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15.616">
                <text:p>215.61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17.8234">
                <text:p>217.823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12.1242">
                <text:p>212.124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18.1539">
                <text:p>218.153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13.9205">
                <text:p>213.920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15.0122">
                <text:p>215.012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17.7884">
                <text:p>217.788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15.854">
                <text:p>215.85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15.9036">
                <text:p>215.903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11.5071">
                <text:p>211.507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15.3309">
                <text:p>215.330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16.236">
                <text:p>216.23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09.4551">
                <text:p>209.455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13.5755">
                <text:p>213.575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15.5298">
                <text:p>215.529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13.4859">
                <text:p>213.485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19.6306">
                <text:p>219.630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18.536">
                <text:p>218.53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16.1472">
                <text:p>216.147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16.7574">
                <text:p>216.757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24.9458">
                <text:p>224.945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19.5693">
                <text:p>219.569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12.2592">
                <text:p>212.259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11.9734">
                <text:p>211.973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17.4515">
                <text:p>217.451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12.8053">
                <text:p>212.805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11.6365">
                <text:p>211.636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28.0171">
                <text:p>228.017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17.1468">
                <text:p>217.146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14.653">
                <text:p>214.65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16.1265">
                <text:p>216.126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14.2992">
                <text:p>214.299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16.6272">
                <text:p>216.627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13.8128">
                <text:p>213.812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19.0555">
                <text:p>219.055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11.9507">
                <text:p>211.950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10.447">
                <text:p>210.44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15.7817">
                <text:p>215.781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14.3373">
                <text:p>214.337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12.7527">
                <text:p>212.752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22.7133">
                <text:p>222.713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15.7294">
                <text:p>215.729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17.0791">
                <text:p>217.079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10.4355">
                <text:p>210.435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11.7624">
                <text:p>211.762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19.6044">
                <text:p>219.604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13.1225">
                <text:p>213.122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23.1837">
                <text:p>223.183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12.4527">
                <text:p>212.452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10.9235">
                <text:p>210.923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13.3182">
                <text:p>213.318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9.671">
                <text:p>209.67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11.1624">
                <text:p>211.162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26.616">
                <text:p>226.61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15.1635">
                <text:p>215.163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17.0536">
                <text:p>217.053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8.0596">
                <text:p>208.059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11.0749">
                <text:p>211.074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13.5631">
                <text:p>213.563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16.9838">
                <text:p>216.983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29.0687">
                <text:p>229.068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13.7756">
                <text:p>213.775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13.798">
                <text:p>213.79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13.6771">
                <text:p>213.677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11.5862">
                <text:p>211.586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14.9562">
                <text:p>214.956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15.2049">
                <text:p>215.204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24.751">
                <text:p>224.75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11.4488">
                <text:p>211.448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14.5832">
                <text:p>214.583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14.8262">
                <text:p>214.826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14.3468">
                <text:p>214.346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12.8566">
                <text:p>212.856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25.1737">
                <text:p>225.173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09.0023">
                <text:p>209.002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14.2573">
                <text:p>214.257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12.9794">
                <text:p>212.979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11.3607">
                <text:p>211.360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15.0579">
                <text:p>215.057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14.4848">
                <text:p>214.484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25.7541">
                <text:p>225.754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13.4155">
                <text:p>213.415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14.5083">
                <text:p>214.508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14.5409">
                <text:p>214.540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11.6549">
                <text:p>211.654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10.586">
                <text:p>210.58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28.7384">
                <text:p>228.738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11.2873">
                <text:p>211.287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14.2835">
                <text:p>214.283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14.2306">
                <text:p>214.230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15.4319">
                <text:p>215.431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11.2572">
                <text:p>211.257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16.7019">
                <text:p>216.701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22.2339">
                <text:p>222.233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12.2984">
                <text:p>212.298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13.6258">
                <text:p>213.625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13.4125">
                <text:p>213.412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16.631">
                <text:p>216.63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10.2322">
                <text:p>210.232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16.4538">
                <text:p>216.453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17.8805">
                <text:p>217.880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13.9892">
                <text:p>213.989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15.1833">
                <text:p>215.183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13.8664">
                <text:p>213.866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12.9658">
                <text:p>212.965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13.0196">
                <text:p>213.019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24.6848">
                <text:p>224.684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10.6142">
                <text:p>210.614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14.0123">
                <text:p>214.012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14.9921">
                <text:p>214.992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14.8529">
                <text:p>214.852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12.4799">
                <text:p>212.479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17.0461">
                <text:p>217.046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23.6664">
                <text:p>223.666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11.5564">
                <text:p>211.556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19.7079">
                <text:p>219.707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11.8132">
                <text:p>211.813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12.1449">
                <text:p>212.144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11.3682">
                <text:p>211.368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23.2022">
                <text:p>223.202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14.1642">
                <text:p>214.164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06.7556">
                <text:p>206.755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17.2756">
                <text:p>217.275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15.363">
                <text:p>215.36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12.5863">
                <text:p>212.586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12.4857">
                <text:p>212.485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25.672">
                <text:p>225.67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13.5275">
                <text:p>213.527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09.8296">
                <text:p>209.829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18.6058">
                <text:p>218.605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14.3298">
                <text:p>214.329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13.5211">
                <text:p>213.521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22.2935">
                <text:p>222.293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15.1491">
                <text:p>215.149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11.7549">
                <text:p>211.754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16.0829">
                <text:p>216.082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14.9604">
                <text:p>214.960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18.6307">
                <text:p>218.630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35.0348">
                <text:p>235.03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